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16in"/>
    </style:style>
    <style:style style:name="co2" style:family="table-column">
      <style:table-column-properties fo:break-before="auto" style:column-width="0.50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756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0.3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7827in" svg:height="3.5429in" svg:x="7.4201in" svg:y="0.7248in">
            <draw:object draw:notify-on-update-of-ranges="Sheet1.A12:Sheet1.A112 Sheet1.C3:Sheet1.C3 Sheet1.C12:Sheet1.C112 Sheet1.D3:Sheet1.D3 Sheet1.D12:Sheet1.D112 Sheet1.A12:Sheet1.A112 Sheet1.H3:Sheet1.H3 Sheet1.H12:Sheet1.H112 Sheet1.A12:Sheet1.A112 Sheet1.A12:Sheet1.A112 Sheet1.E3:Sheet1.E3 Sheet1.E12:Sheet1.E112 Sheet1.A12:Sheet1.A112 Sheet1.B3:Sheet1.B3 Sheet1.B12:Sheet1.B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Default"/>
        <table:table-column table:style-name="co5" table:default-cell-style-name="Default"/>
        <table:table-column table:style-name="co3" table:default-cell-style-name="ce4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(N-1)/N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FIR1</text:p>
          </table:table-cell>
          <table:table-cell table:number-columns-repeated="2"/>
          <table:table-cell table:style-name="ce1" office:value-type="string" calcext:value-type="string">
            <text:p>FIR2</text:p>
          </table:table-cell>
          <table:table-cell table:number-columns-repeated="2"/>
        </table:table-row>
        <table:table-row table:style-name="ro1">
          <table:table-cell table:style-name="ce2" table:formula="of:=[.A5]-1" office:value-type="float" office:value="-8" calcext:value-type="float">
            <text:p>-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.0000</text:p>
          </table:table-cell>
          <table:table-cell table:style-name="ce2" table:number-columns-repeated="2"/>
          <table:table-cell table:style-name="ce6" office:value-type="float" office:value="0" calcext:value-type="float">
            <text:p>0.0000</text:p>
          </table:table-cell>
          <table:table-cell table:style-name="ce2" table:number-columns-repeated="2"/>
        </table:table-row>
        <table:table-row table:style-name="ro1">
          <table:table-cell table:style-name="ce2" table:formula="of:=[.A6]-1" office:value-type="float" office:value="-7" calcext:value-type="float">
            <text:p>-7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C4]*([.C$1]-1)+[.$B5])/[.C$1]" office:value-type="float" office:value="0" calcext:value-type="float">
            <text:p>0.0000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2" table:formula="of:=[.G5]/SUM([.G$5:.G$12])" office:value-type="float" office:value="0.0277777777777778" calcext:value-type="float">
            <text:p>0.02777777777777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0</text:p>
          </table:table-cell>
          <table:table-cell table:style-name="ce2" table:formula="of:=[.J5]/SUM([.J$5:.J$12])" office:value-type="float" office:value="0.00392156862745098" calcext:value-type="float">
            <text:p>0.00392156862745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.A7]-1" office:value-type="float" office:value="-6" calcext:value-type="float">
            <text:p>-6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C5]*([.C$1]-1)+[.$B6])/[.C$1]" office:value-type="float" office:value="0" calcext:value-type="float">
            <text:p>0.0000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2" table:formula="of:=[.G6]/SUM([.G$5:.G$12])" office:value-type="float" office:value="0.0555555555555556" calcext:value-type="float">
            <text:p>0.05555555555555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0</text:p>
          </table:table-cell>
          <table:table-cell table:style-name="ce2" table:formula="of:=[.J6]/SUM([.J$5:.J$12])" office:value-type="float" office:value="0.00784313725490196" calcext:value-type="float">
            <text:p>0.00784313725490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table:formula="of:=[.A8]-1" office:value-type="float" office:value="-5" calcext:value-type="float">
            <text:p>-5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C6]*([.C$1]-1)+[.$B7])/[.C$1]" office:value-type="float" office:value="0" calcext:value-type="float">
            <text:p>0.0000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2" table:formula="of:=[.G7]/SUM([.G$5:.G$12])" office:value-type="float" office:value="0.0833333333333333" calcext:value-type="float">
            <text:p>0.08333333333333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0" calcext:value-type="float">
            <text:p>0.0000</text:p>
          </table:table-cell>
          <table:table-cell table:style-name="ce2" table:formula="of:=[.J7]/SUM([.J$5:.J$12])" office:value-type="float" office:value="0.0156862745098039" calcext:value-type="float">
            <text:p>0.015686274509804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table:formula="of:=[.A9]-1" office:value-type="float" office:value="-4" calcext:value-type="float">
            <text:p>-4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C7]*([.C$1]-1)+[.$B8])/[.C$1]" office:value-type="float" office:value="0" calcext:value-type="float">
            <text:p>0.0000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2" table:formula="of:=[.G8]/SUM([.G$5:.G$12])" office:value-type="float" office:value="0.111111111111111" calcext:value-type="float">
            <text:p>0.111111111111111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0" calcext:value-type="float">
            <text:p>0.0000</text:p>
          </table:table-cell>
          <table:table-cell table:style-name="ce2" table:formula="of:=[.J8]/SUM([.J$5:.J$12])" office:value-type="float" office:value="0.0313725490196078" calcext:value-type="float">
            <text:p>0.031372549019608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table:formula="of:=[.A10]-1" office:value-type="float" office:value="-3" calcext:value-type="float">
            <text:p>-3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C8]*([.C$1]-1)+[.$B9])/[.C$1]" office:value-type="float" office:value="0" calcext:value-type="float">
            <text:p>0.0000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2" table:formula="of:=[.G9]/SUM([.G$5:.G$12])" office:value-type="float" office:value="0.138888888888889" calcext:value-type="float">
            <text:p>0.138888888888889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0" calcext:value-type="float">
            <text:p>0.0000</text:p>
          </table:table-cell>
          <table:table-cell table:style-name="ce2" table:formula="of:=[.J9]/SUM([.J$5:.J$12])" office:value-type="float" office:value="0.0627450980392157" calcext:value-type="float">
            <text:p>0.062745098039216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table:formula="of:=[.A11]-1" office:value-type="float" office:value="-2" calcext:value-type="float">
            <text:p>-2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C9]*([.C$1]-1)+[.$B10])/[.C$1]" office:value-type="float" office:value="0" calcext:value-type="float">
            <text:p>0.0000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2" table:formula="of:=[.G10]/SUM([.G$5:.G$12])" office:value-type="float" office:value="0.166666666666667" calcext:value-type="float">
            <text:p>0.166666666666667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0" calcext:value-type="float">
            <text:p>0.0000</text:p>
          </table:table-cell>
          <table:table-cell table:style-name="ce2" table:formula="of:=[.J10]/SUM([.J$5:.J$12])" office:value-type="float" office:value="0.125490196078431" calcext:value-type="float">
            <text:p>0.125490196078431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table:formula="of:=[.A12]-1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C10]*([.C$1]-1)+[.$B11])/[.C$1]" office:value-type="float" office:value="0" calcext:value-type="float">
            <text:p>0.0000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style-name="ce2" table:formula="of:=[.G11]/SUM([.G$5:.G$12])" office:value-type="float" office:value="0.194444444444444" calcext:value-type="float">
            <text:p>0.194444444444444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0" calcext:value-type="float">
            <text:p>0.0000</text:p>
          </table:table-cell>
          <table:table-cell table:style-name="ce2" table:formula="of:=[.J11]/SUM([.J$5:.J$12])" office:value-type="float" office:value="0.250980392156863" calcext:value-type="float">
            <text:p>0.250980392156863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[.A12]/16" office:value-type="float" office:value="0" calcext:value-type="float">
            <text:p>0</text:p>
          </table:table-cell>
          <table:table-cell table:style-name="ce7" table:formula="of:=([.C11]*([.C$1]-1)+[.$B12])/[.C$1]" office:value-type="float" office:value="0" calcext:value-type="float">
            <text:p>0.0000</text:p>
          </table:table-cell>
          <table:table-cell table:style-name="ce7" table:formula="of:=AVERAGE([.B5:.B12])" office:value-type="float" office:value="0" calcext:value-type="float">
            <text:p>0.0000</text:p>
          </table:table-cell>
          <table:table-cell table:style-name="ce7" table:formula="of:=[.$B5]*[.F$5]+[.$B6]*[.F$6]+[.$B7]*[.F$7]+[.$B8]*[.F$8]+[.$B9]*[.F$9]+[.$B10]*[.F$10]+[.$B11]*[.F$11]+[.$B12]*[.F$12]" office:value-type="float" office:value="0" calcext:value-type="float">
            <text:p>0.0000</text:p>
          </table:table-cell>
          <table:table-cell table:style-name="ce2" table:formula="of:=[.G12]/SUM([.G$5:.G$12])" office:value-type="float" office:value="0.222222222222222" calcext:value-type="float">
            <text:p>0.222222222222222</text:p>
          </table:table-cell>
          <table:table-cell office:value-type="float" office:value="8" calcext:value-type="float">
            <text:p>8</text:p>
          </table:table-cell>
          <table:table-cell table:style-name="ce7" table:formula="of:=[.$B5]*[.I$5]+[.$B6]*[.I$6]+[.$B7]*[.I$7]+[.$B8]*[.I$8]+[.$B9]*[.I$9]+[.$B10]*[.I$10]+[.$B11]*[.I$11]+[.$B12]*[.I$12]" office:value-type="float" office:value="0" calcext:value-type="float">
            <text:p>0.0000</text:p>
          </table:table-cell>
          <table:table-cell table:style-name="ce2" table:formula="of:=[.J12]/SUM([.J$5:.J$12])" office:value-type="float" office:value="0.501960784313726" calcext:value-type="float">
            <text:p>0.50196078431372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formula="of:=[.A13]/16" office:value-type="float" office:value="0.0625" calcext:value-type="float">
            <text:p>0.0625</text:p>
          </table:table-cell>
          <table:table-cell table:style-name="ce7" table:formula="of:=([.C12]*([.C$1]-1)+[.$B13])/[.C$1]" office:value-type="float" office:value="0.0208333333333333" calcext:value-type="float">
            <text:p>0.0208</text:p>
          </table:table-cell>
          <table:table-cell table:style-name="ce7" table:formula="of:=AVERAGE([.B6:.B13])" office:value-type="float" office:value="0.0078125" calcext:value-type="float">
            <text:p>0.0078</text:p>
          </table:table-cell>
          <table:table-cell table:style-name="ce7" table:formula="of:=[.$B6]*[.F$5]+[.$B7]*[.F$6]+[.$B8]*[.F$7]+[.$B9]*[.F$8]+[.$B10]*[.F$9]+[.$B11]*[.F$10]+[.$B12]*[.F$11]+[.$B13]*[.F$12]" office:value-type="float" office:value="0.0138888888888889" calcext:value-type="float">
            <text:p>0.0139</text:p>
          </table:table-cell>
          <table:table-cell table:number-columns-repeated="2"/>
          <table:table-cell table:style-name="ce7" table:formula="of:=[.$B6]*[.I$5]+[.$B7]*[.I$6]+[.$B8]*[.I$7]+[.$B9]*[.I$8]+[.$B10]*[.I$9]+[.$B11]*[.I$10]+[.$B12]*[.I$11]+[.$B13]*[.I$12]" office:value-type="float" office:value="0.0313725490196078" calcext:value-type="float">
            <text:p>0.0314</text:p>
          </table:table-cell>
          <table:table-cell table:number-columns-repeated="2"/>
        </table:table-row>
        <table:table-row table:style-name="ro1">
          <table:table-cell table:style-name="ce3" table:formula="of:=[.A13]+1" office:value-type="float" office:value="2" calcext:value-type="float">
            <text:p>2</text:p>
          </table:table-cell>
          <table:table-cell table:formula="of:=[.A14]/16" office:value-type="float" office:value="0.125" calcext:value-type="float">
            <text:p>0.125</text:p>
          </table:table-cell>
          <table:table-cell table:style-name="ce7" table:formula="of:=([.C13]*([.C$1]-1)+[.$B14])/[.C$1]" office:value-type="float" office:value="0.0555555555555556" calcext:value-type="float">
            <text:p>0.0556</text:p>
          </table:table-cell>
          <table:table-cell table:style-name="ce7" table:formula="of:=AVERAGE([.B7:.B14])" office:value-type="float" office:value="0.0234375" calcext:value-type="float">
            <text:p>0.0234</text:p>
          </table:table-cell>
          <table:table-cell table:style-name="ce7" table:formula="of:=[.$B7]*[.F$5]+[.$B8]*[.F$6]+[.$B9]*[.F$7]+[.$B10]*[.F$8]+[.$B11]*[.F$9]+[.$B12]*[.F$10]+[.$B13]*[.F$11]+[.$B14]*[.F$12]" office:value-type="float" office:value="0.0399305555555556" calcext:value-type="float">
            <text:p>0.0399</text:p>
          </table:table-cell>
          <table:table-cell table:number-columns-repeated="2"/>
          <table:table-cell table:style-name="ce7" table:formula="of:=[.$B7]*[.I$5]+[.$B8]*[.I$6]+[.$B9]*[.I$7]+[.$B10]*[.I$8]+[.$B11]*[.I$9]+[.$B12]*[.I$10]+[.$B13]*[.I$11]+[.$B14]*[.I$12]" office:value-type="float" office:value="0.0784313725490196" calcext:value-type="float">
            <text:p>0.0784</text:p>
          </table:table-cell>
          <table:table-cell table:number-columns-repeated="2"/>
        </table:table-row>
        <table:table-row table:style-name="ro1">
          <table:table-cell table:style-name="ce3" table:formula="of:=[.A14]+1" office:value-type="float" office:value="3" calcext:value-type="float">
            <text:p>3</text:p>
          </table:table-cell>
          <table:table-cell table:formula="of:=[.A15]/16" office:value-type="float" office:value="0.1875" calcext:value-type="float">
            <text:p>0.1875</text:p>
          </table:table-cell>
          <table:table-cell table:style-name="ce7" table:formula="of:=([.C14]*([.C$1]-1)+[.$B15])/[.C$1]" office:value-type="float" office:value="0.099537037037037" calcext:value-type="float">
            <text:p>0.0995</text:p>
          </table:table-cell>
          <table:table-cell table:style-name="ce7" table:formula="of:=AVERAGE([.B8:.B15])" office:value-type="float" office:value="0.046875" calcext:value-type="float">
            <text:p>0.0469</text:p>
          </table:table-cell>
          <table:table-cell table:style-name="ce7" table:formula="of:=[.$B8]*[.F$5]+[.$B9]*[.F$6]+[.$B10]*[.F$7]+[.$B11]*[.F$8]+[.$B12]*[.F$9]+[.$B13]*[.F$10]+[.$B14]*[.F$11]+[.$B15]*[.F$12]" office:value-type="float" office:value="0.0763888888888889" calcext:value-type="float">
            <text:p>0.0764</text:p>
          </table:table-cell>
          <table:table-cell table:number-columns-repeated="2"/>
          <table:table-cell table:style-name="ce7" table:formula="of:=[.$B8]*[.I$5]+[.$B9]*[.I$6]+[.$B10]*[.I$7]+[.$B11]*[.I$8]+[.$B12]*[.I$9]+[.$B13]*[.I$10]+[.$B14]*[.I$11]+[.$B15]*[.I$12]" office:value-type="float" office:value="0.133333333333333" calcext:value-type="float">
            <text:p>0.1333</text:p>
          </table:table-cell>
          <table:table-cell table:number-columns-repeated="2"/>
        </table:table-row>
        <table:table-row table:style-name="ro1">
          <table:table-cell table:style-name="ce3" table:formula="of:=[.A15]+1" office:value-type="float" office:value="4" calcext:value-type="float">
            <text:p>4</text:p>
          </table:table-cell>
          <table:table-cell table:formula="of:=[.A16]/16" office:value-type="float" office:value="0.25" calcext:value-type="float">
            <text:p>0.25</text:p>
          </table:table-cell>
          <table:table-cell table:style-name="ce7" table:formula="of:=([.C15]*([.C$1]-1)+[.$B16])/[.C$1]" office:value-type="float" office:value="0.149691358024691" calcext:value-type="float">
            <text:p>0.1497</text:p>
          </table:table-cell>
          <table:table-cell table:style-name="ce7" table:formula="of:=AVERAGE([.B9:.B16])" office:value-type="float" office:value="0.078125" calcext:value-type="float">
            <text:p>0.0781</text:p>
          </table:table-cell>
          <table:table-cell table:style-name="ce7" table:formula="of:=[.$B9]*[.F$5]+[.$B10]*[.F$6]+[.$B11]*[.F$7]+[.$B12]*[.F$8]+[.$B13]*[.F$9]+[.$B14]*[.F$10]+[.$B15]*[.F$11]+[.$B16]*[.F$12]" office:value-type="float" office:value="0.121527777777778" calcext:value-type="float">
            <text:p>0.1215</text:p>
          </table:table-cell>
          <table:table-cell table:number-columns-repeated="2"/>
          <table:table-cell table:style-name="ce7" table:formula="of:=[.$B9]*[.I$5]+[.$B10]*[.I$6]+[.$B11]*[.I$7]+[.$B12]*[.I$8]+[.$B13]*[.I$9]+[.$B14]*[.I$10]+[.$B15]*[.I$11]+[.$B16]*[.I$12]" office:value-type="float" office:value="0.192156862745098" calcext:value-type="float">
            <text:p>0.1922</text:p>
          </table:table-cell>
          <table:table-cell table:number-columns-repeated="2"/>
        </table:table-row>
        <table:table-row table:style-name="ro1">
          <table:table-cell table:style-name="ce3" table:formula="of:=[.A16]+1" office:value-type="float" office:value="5" calcext:value-type="float">
            <text:p>5</text:p>
          </table:table-cell>
          <table:table-cell table:formula="of:=[.A17]/16" office:value-type="float" office:value="0.3125" calcext:value-type="float">
            <text:p>0.3125</text:p>
          </table:table-cell>
          <table:table-cell table:style-name="ce7" table:formula="of:=([.C16]*([.C$1]-1)+[.$B17])/[.C$1]" office:value-type="float" office:value="0.203960905349794" calcext:value-type="float">
            <text:p>0.2040</text:p>
          </table:table-cell>
          <table:table-cell table:style-name="ce7" table:formula="of:=AVERAGE([.B10:.B17])" office:value-type="float" office:value="0.1171875" calcext:value-type="float">
            <text:p>0.1172</text:p>
          </table:table-cell>
          <table:table-cell table:style-name="ce7" table:formula="of:=[.$B10]*[.F$5]+[.$B11]*[.F$6]+[.$B12]*[.F$7]+[.$B13]*[.F$8]+[.$B14]*[.F$9]+[.$B15]*[.F$10]+[.$B16]*[.F$11]+[.$B17]*[.F$12]" office:value-type="float" office:value="0.173611111111111" calcext:value-type="float">
            <text:p>0.1736</text:p>
          </table:table-cell>
          <table:table-cell table:number-columns-repeated="2"/>
          <table:table-cell table:style-name="ce7" table:formula="of:=[.$B10]*[.I$5]+[.$B11]*[.I$6]+[.$B12]*[.I$7]+[.$B13]*[.I$8]+[.$B14]*[.I$9]+[.$B15]*[.I$10]+[.$B16]*[.I$11]+[.$B17]*[.I$12]" office:value-type="float" office:value="0.252941176470588" calcext:value-type="float">
            <text:p>0.2529</text:p>
          </table:table-cell>
          <table:table-cell table:number-columns-repeated="2"/>
        </table:table-row>
        <table:table-row table:style-name="ro1">
          <table:table-cell table:style-name="ce3" table:formula="of:=[.A17]+1" office:value-type="float" office:value="6" calcext:value-type="float">
            <text:p>6</text:p>
          </table:table-cell>
          <table:table-cell table:formula="of:=[.A18]/16" office:value-type="float" office:value="0.375" calcext:value-type="float">
            <text:p>0.375</text:p>
          </table:table-cell>
          <table:table-cell table:style-name="ce7" table:formula="of:=([.C17]*([.C$1]-1)+[.$B18])/[.C$1]" office:value-type="float" office:value="0.260973936899863" calcext:value-type="float">
            <text:p>0.2610</text:p>
          </table:table-cell>
          <table:table-cell table:style-name="ce7" table:formula="of:=AVERAGE([.B11:.B18])" office:value-type="float" office:value="0.1640625" calcext:value-type="float">
            <text:p>0.1641</text:p>
          </table:table-cell>
          <table:table-cell table:style-name="ce7" table:formula="of:=[.$B11]*[.F$5]+[.$B12]*[.F$6]+[.$B13]*[.F$7]+[.$B14]*[.F$8]+[.$B15]*[.F$9]+[.$B16]*[.F$10]+[.$B17]*[.F$11]+[.$B18]*[.F$12]" office:value-type="float" office:value="0.230902777777778" calcext:value-type="float">
            <text:p>0.2309</text:p>
          </table:table-cell>
          <table:table-cell table:number-columns-repeated="2"/>
          <table:table-cell table:style-name="ce7" table:formula="of:=[.$B11]*[.I$5]+[.$B12]*[.I$6]+[.$B13]*[.I$7]+[.$B14]*[.I$8]+[.$B15]*[.I$9]+[.$B16]*[.I$10]+[.$B17]*[.I$11]+[.$B18]*[.I$12]" office:value-type="float" office:value="0.314705882352941" calcext:value-type="float">
            <text:p>0.3147</text:p>
          </table:table-cell>
          <table:table-cell table:number-columns-repeated="2"/>
        </table:table-row>
        <table:table-row table:style-name="ro1">
          <table:table-cell table:style-name="ce3" table:formula="of:=[.A18]+1" office:value-type="float" office:value="7" calcext:value-type="float">
            <text:p>7</text:p>
          </table:table-cell>
          <table:table-cell table:formula="of:=[.A19]/16" office:value-type="float" office:value="0.4375" calcext:value-type="float">
            <text:p>0.4375</text:p>
          </table:table-cell>
          <table:table-cell table:style-name="ce7" table:formula="of:=([.C18]*([.C$1]-1)+[.$B19])/[.C$1]" office:value-type="float" office:value="0.319815957933242" calcext:value-type="float">
            <text:p>0.3198</text:p>
          </table:table-cell>
          <table:table-cell table:style-name="ce7" table:formula="of:=AVERAGE([.B12:.B19])" office:value-type="float" office:value="0.21875" calcext:value-type="float">
            <text:p>0.2188</text:p>
          </table:table-cell>
          <table:table-cell table:style-name="ce7" table:formula="of:=[.$B12]*[.F$5]+[.$B13]*[.F$6]+[.$B14]*[.F$7]+[.$B15]*[.F$8]+[.$B16]*[.F$9]+[.$B17]*[.F$10]+[.$B18]*[.F$11]+[.$B19]*[.F$12]" office:value-type="float" office:value="0.291666666666667" calcext:value-type="float">
            <text:p>0.2917</text:p>
          </table:table-cell>
          <table:table-cell table:number-columns-repeated="2"/>
          <table:table-cell table:style-name="ce7" table:formula="of:=[.$B12]*[.I$5]+[.$B13]*[.I$6]+[.$B14]*[.I$7]+[.$B15]*[.I$8]+[.$B16]*[.I$9]+[.$B17]*[.I$10]+[.$B18]*[.I$11]+[.$B19]*[.I$12]" office:value-type="float" office:value="0.376960784313725" calcext:value-type="float">
            <text:p>0.3770</text:p>
          </table:table-cell>
          <table:table-cell table:number-columns-repeated="2"/>
        </table:table-row>
        <table:table-row table:style-name="ro1">
          <table:table-cell table:style-name="ce3" table:formula="of:=[.A19]+1" office:value-type="float" office:value="8" calcext:value-type="float">
            <text:p>8</text:p>
          </table:table-cell>
          <table:table-cell table:formula="of:=[.A20]/16" office:value-type="float" office:value="0.5" calcext:value-type="float">
            <text:p>0.5</text:p>
          </table:table-cell>
          <table:table-cell table:style-name="ce7" table:formula="of:=([.C19]*([.C$1]-1)+[.$B20])/[.C$1]" office:value-type="float" office:value="0.379877305288828" calcext:value-type="float">
            <text:p>0.3799</text:p>
          </table:table-cell>
          <table:table-cell table:style-name="ce7" table:formula="of:=AVERAGE([.B13:.B20])" office:value-type="float" office:value="0.28125" calcext:value-type="float">
            <text:p>0.2813</text:p>
          </table:table-cell>
          <table:table-cell table:style-name="ce7" table:formula="of:=[.$B13]*[.F$5]+[.$B14]*[.F$6]+[.$B15]*[.F$7]+[.$B16]*[.F$8]+[.$B17]*[.F$9]+[.$B18]*[.F$10]+[.$B19]*[.F$11]+[.$B20]*[.F$12]" office:value-type="float" office:value="0.354166666666667" calcext:value-type="float">
            <text:p>0.3542</text:p>
          </table:table-cell>
          <table:table-cell table:number-columns-repeated="2"/>
          <table:table-cell table:style-name="ce7" table:formula="of:=[.$B13]*[.I$5]+[.$B14]*[.I$6]+[.$B15]*[.I$7]+[.$B16]*[.I$8]+[.$B17]*[.I$9]+[.$B18]*[.I$10]+[.$B19]*[.I$11]+[.$B20]*[.I$12]" office:value-type="float" office:value="0.439460784313726" calcext:value-type="float">
            <text:p>0.4395</text:p>
          </table:table-cell>
          <table:table-cell table:number-columns-repeated="2"/>
        </table:table-row>
        <table:table-row table:style-name="ro1">
          <table:table-cell table:style-name="ce3" table:formula="of:=[.A20]+1" office:value-type="float" office:value="9" calcext:value-type="float">
            <text:p>9</text:p>
          </table:table-cell>
          <table:table-cell table:formula="of:=[.A21]/16" office:value-type="float" office:value="0.5625" calcext:value-type="float">
            <text:p>0.5625</text:p>
          </table:table-cell>
          <table:table-cell table:style-name="ce7" table:formula="of:=([.C20]*([.C$1]-1)+[.$B21])/[.C$1]" office:value-type="float" office:value="0.440751536859219" calcext:value-type="float">
            <text:p>0.4408</text:p>
          </table:table-cell>
          <table:table-cell table:style-name="ce7" table:formula="of:=AVERAGE([.B14:.B21])" office:value-type="float" office:value="0.34375" calcext:value-type="float">
            <text:p>0.3438</text:p>
          </table:table-cell>
          <table:table-cell table:style-name="ce7" table:formula="of:=[.$B14]*[.F$5]+[.$B15]*[.F$6]+[.$B16]*[.F$7]+[.$B17]*[.F$8]+[.$B18]*[.F$9]+[.$B19]*[.F$10]+[.$B20]*[.F$11]+[.$B21]*[.F$12]" office:value-type="float" office:value="0.416666666666667" calcext:value-type="float">
            <text:p>0.4167</text:p>
          </table:table-cell>
          <table:table-cell table:number-columns-repeated="2"/>
          <table:table-cell table:style-name="ce7" table:formula="of:=[.$B14]*[.I$5]+[.$B15]*[.I$6]+[.$B16]*[.I$7]+[.$B17]*[.I$8]+[.$B18]*[.I$9]+[.$B19]*[.I$10]+[.$B20]*[.I$11]+[.$B21]*[.I$12]" office:value-type="float" office:value="0.501960784313726" calcext:value-type="float">
            <text:p>0.5020</text:p>
          </table:table-cell>
          <table:table-cell table:number-columns-repeated="2"/>
        </table:table-row>
        <table:table-row table:style-name="ro1">
          <table:table-cell table:style-name="ce3" table:formula="of:=[.A21]+1" office:value-type="float" office:value="10" calcext:value-type="float">
            <text:p>10</text:p>
          </table:table-cell>
          <table:table-cell table:formula="of:=[.A22]/16" office:value-type="float" office:value="0.625" calcext:value-type="float">
            <text:p>0.625</text:p>
          </table:table-cell>
          <table:table-cell table:style-name="ce7" table:formula="of:=([.C21]*([.C$1]-1)+[.$B22])/[.C$1]" office:value-type="float" office:value="0.502167691239479" calcext:value-type="float">
            <text:p>0.5022</text:p>
          </table:table-cell>
          <table:table-cell table:style-name="ce7" table:formula="of:=AVERAGE([.B15:.B22])" office:value-type="float" office:value="0.40625" calcext:value-type="float">
            <text:p>0.4063</text:p>
          </table:table-cell>
          <table:table-cell table:style-name="ce7" table:formula="of:=[.$B15]*[.F$5]+[.$B16]*[.F$6]+[.$B17]*[.F$7]+[.$B18]*[.F$8]+[.$B19]*[.F$9]+[.$B20]*[.F$10]+[.$B21]*[.F$11]+[.$B22]*[.F$12]" office:value-type="float" office:value="0.479166666666667" calcext:value-type="float">
            <text:p>0.4792</text:p>
          </table:table-cell>
          <table:table-cell table:number-columns-repeated="2"/>
          <table:table-cell table:style-name="ce7" table:formula="of:=[.$B15]*[.I$5]+[.$B16]*[.I$6]+[.$B17]*[.I$7]+[.$B18]*[.I$8]+[.$B19]*[.I$9]+[.$B20]*[.I$10]+[.$B21]*[.I$11]+[.$B22]*[.I$12]" office:value-type="float" office:value="0.564460784313726" calcext:value-type="float">
            <text:p>0.5645</text:p>
          </table:table-cell>
          <table:table-cell table:number-columns-repeated="2"/>
        </table:table-row>
        <table:table-row table:style-name="ro1">
          <table:table-cell table:style-name="ce3" table:formula="of:=[.A22]+1" office:value-type="float" office:value="11" calcext:value-type="float">
            <text:p>11</text:p>
          </table:table-cell>
          <table:table-cell table:formula="of:=[.A23]/16" office:value-type="float" office:value="0.6875" calcext:value-type="float">
            <text:p>0.6875</text:p>
          </table:table-cell>
          <table:table-cell table:style-name="ce7" table:formula="of:=([.C22]*([.C$1]-1)+[.$B23])/[.C$1]" office:value-type="float" office:value="0.563945127492986" calcext:value-type="float">
            <text:p>0.5639</text:p>
          </table:table-cell>
          <table:table-cell table:style-name="ce7" table:formula="of:=AVERAGE([.B16:.B23])" office:value-type="float" office:value="0.46875" calcext:value-type="float">
            <text:p>0.4688</text:p>
          </table:table-cell>
          <table:table-cell table:style-name="ce7" table:formula="of:=[.$B16]*[.F$5]+[.$B17]*[.F$6]+[.$B18]*[.F$7]+[.$B19]*[.F$8]+[.$B20]*[.F$9]+[.$B21]*[.F$10]+[.$B22]*[.F$11]+[.$B23]*[.F$12]" office:value-type="float" office:value="0.541666666666667" calcext:value-type="float">
            <text:p>0.5417</text:p>
          </table:table-cell>
          <table:table-cell table:number-columns-repeated="2"/>
          <table:table-cell table:style-name="ce7" table:formula="of:=[.$B16]*[.I$5]+[.$B17]*[.I$6]+[.$B18]*[.I$7]+[.$B19]*[.I$8]+[.$B20]*[.I$9]+[.$B21]*[.I$10]+[.$B22]*[.I$11]+[.$B23]*[.I$12]" office:value-type="float" office:value="0.626960784313726" calcext:value-type="float">
            <text:p>0.6270</text:p>
          </table:table-cell>
          <table:table-cell table:number-columns-repeated="2"/>
        </table:table-row>
        <table:table-row table:style-name="ro1">
          <table:table-cell table:style-name="ce3" table:formula="of:=[.A23]+1" office:value-type="float" office:value="12" calcext:value-type="float">
            <text:p>12</text:p>
          </table:table-cell>
          <table:table-cell table:formula="of:=[.A24]/16" office:value-type="float" office:value="0.75" calcext:value-type="float">
            <text:p>0.75</text:p>
          </table:table-cell>
          <table:table-cell table:style-name="ce7" table:formula="of:=([.C23]*([.C$1]-1)+[.$B24])/[.C$1]" office:value-type="float" office:value="0.625963418328657" calcext:value-type="float">
            <text:p>0.6260</text:p>
          </table:table-cell>
          <table:table-cell table:style-name="ce7" table:formula="of:=AVERAGE([.B17:.B24])" office:value-type="float" office:value="0.53125" calcext:value-type="float">
            <text:p>0.5313</text:p>
          </table:table-cell>
          <table:table-cell table:style-name="ce7" table:formula="of:=[.$B17]*[.F$5]+[.$B18]*[.F$6]+[.$B19]*[.F$7]+[.$B20]*[.F$8]+[.$B21]*[.F$9]+[.$B22]*[.F$10]+[.$B23]*[.F$11]+[.$B24]*[.F$12]" office:value-type="float" office:value="0.604166666666667" calcext:value-type="float">
            <text:p>0.6042</text:p>
          </table:table-cell>
          <table:table-cell table:number-columns-repeated="2"/>
          <table:table-cell table:style-name="ce7" table:formula="of:=[.$B17]*[.I$5]+[.$B18]*[.I$6]+[.$B19]*[.I$7]+[.$B20]*[.I$8]+[.$B21]*[.I$9]+[.$B22]*[.I$10]+[.$B23]*[.I$11]+[.$B24]*[.I$12]" office:value-type="float" office:value="0.689460784313726" calcext:value-type="float">
            <text:p>0.6895</text:p>
          </table:table-cell>
          <table:table-cell table:number-columns-repeated="2"/>
        </table:table-row>
        <table:table-row table:style-name="ro1">
          <table:table-cell table:style-name="ce3" table:formula="of:=[.A24]+1" office:value-type="float" office:value="13" calcext:value-type="float">
            <text:p>13</text:p>
          </table:table-cell>
          <table:table-cell table:formula="of:=[.A25]/16" office:value-type="float" office:value="0.8125" calcext:value-type="float">
            <text:p>0.8125</text:p>
          </table:table-cell>
          <table:table-cell table:style-name="ce7" table:formula="of:=([.C24]*([.C$1]-1)+[.$B25])/[.C$1]" office:value-type="float" office:value="0.688142278885772" calcext:value-type="float">
            <text:p>0.6881</text:p>
          </table:table-cell>
          <table:table-cell table:style-name="ce7" table:formula="of:=AVERAGE([.B18:.B25])" office:value-type="float" office:value="0.59375" calcext:value-type="float">
            <text:p>0.5938</text:p>
          </table:table-cell>
          <table:table-cell table:style-name="ce7" table:formula="of:=[.$B18]*[.F$5]+[.$B19]*[.F$6]+[.$B20]*[.F$7]+[.$B21]*[.F$8]+[.$B22]*[.F$9]+[.$B23]*[.F$10]+[.$B24]*[.F$11]+[.$B25]*[.F$12]" office:value-type="float" office:value="0.666666666666667" calcext:value-type="float">
            <text:p>0.6667</text:p>
          </table:table-cell>
          <table:table-cell table:number-columns-repeated="2"/>
          <table:table-cell table:style-name="ce7" table:formula="of:=[.$B18]*[.I$5]+[.$B19]*[.I$6]+[.$B20]*[.I$7]+[.$B21]*[.I$8]+[.$B22]*[.I$9]+[.$B23]*[.I$10]+[.$B24]*[.I$11]+[.$B25]*[.I$12]" office:value-type="float" office:value="0.751960784313726" calcext:value-type="float">
            <text:p>0.7520</text:p>
          </table:table-cell>
          <table:table-cell table:number-columns-repeated="2"/>
        </table:table-row>
        <table:table-row table:style-name="ro1">
          <table:table-cell table:style-name="ce3" table:formula="of:=[.A25]+1" office:value-type="float" office:value="14" calcext:value-type="float">
            <text:p>14</text:p>
          </table:table-cell>
          <table:table-cell table:formula="of:=[.A26]/16" office:value-type="float" office:value="0.875" calcext:value-type="float">
            <text:p>0.875</text:p>
          </table:table-cell>
          <table:table-cell table:style-name="ce7" table:formula="of:=([.C25]*([.C$1]-1)+[.$B26])/[.C$1]" office:value-type="float" office:value="0.750428185923848" calcext:value-type="float">
            <text:p>0.7504</text:p>
          </table:table-cell>
          <table:table-cell table:style-name="ce7" table:formula="of:=AVERAGE([.B19:.B26])" office:value-type="float" office:value="0.65625" calcext:value-type="float">
            <text:p>0.6563</text:p>
          </table:table-cell>
          <table:table-cell table:style-name="ce7" table:formula="of:=[.$B19]*[.F$5]+[.$B20]*[.F$6]+[.$B21]*[.F$7]+[.$B22]*[.F$8]+[.$B23]*[.F$9]+[.$B24]*[.F$10]+[.$B25]*[.F$11]+[.$B26]*[.F$12]" office:value-type="float" office:value="0.729166666666667" calcext:value-type="float">
            <text:p>0.7292</text:p>
          </table:table-cell>
          <table:table-cell table:number-columns-repeated="2"/>
          <table:table-cell table:style-name="ce7" table:formula="of:=[.$B19]*[.I$5]+[.$B20]*[.I$6]+[.$B21]*[.I$7]+[.$B22]*[.I$8]+[.$B23]*[.I$9]+[.$B24]*[.I$10]+[.$B25]*[.I$11]+[.$B26]*[.I$12]" office:value-type="float" office:value="0.814460784313726" calcext:value-type="float">
            <text:p>0.8145</text:p>
          </table:table-cell>
          <table:table-cell table:number-columns-repeated="2"/>
        </table:table-row>
        <table:table-row table:style-name="ro1">
          <table:table-cell table:style-name="ce3" table:formula="of:=[.A26]+1" office:value-type="float" office:value="15" calcext:value-type="float">
            <text:p>15</text:p>
          </table:table-cell>
          <table:table-cell table:formula="of:=[.A27]/16" office:value-type="float" office:value="0.9375" calcext:value-type="float">
            <text:p>0.9375</text:p>
          </table:table-cell>
          <table:table-cell table:style-name="ce7" table:formula="of:=([.C26]*([.C$1]-1)+[.$B27])/[.C$1]" office:value-type="float" office:value="0.812785457282565" calcext:value-type="float">
            <text:p>0.8128</text:p>
          </table:table-cell>
          <table:table-cell table:style-name="ce7" table:formula="of:=AVERAGE([.B20:.B27])" office:value-type="float" office:value="0.71875" calcext:value-type="float">
            <text:p>0.7188</text:p>
          </table:table-cell>
          <table:table-cell table:style-name="ce7" table:formula="of:=[.$B20]*[.F$5]+[.$B21]*[.F$6]+[.$B22]*[.F$7]+[.$B23]*[.F$8]+[.$B24]*[.F$9]+[.$B25]*[.F$10]+[.$B26]*[.F$11]+[.$B27]*[.F$12]" office:value-type="float" office:value="0.791666666666667" calcext:value-type="float">
            <text:p>0.7917</text:p>
          </table:table-cell>
          <table:table-cell table:number-columns-repeated="2"/>
          <table:table-cell table:style-name="ce7" table:formula="of:=[.$B20]*[.I$5]+[.$B21]*[.I$6]+[.$B22]*[.I$7]+[.$B23]*[.I$8]+[.$B24]*[.I$9]+[.$B25]*[.I$10]+[.$B26]*[.I$11]+[.$B27]*[.I$12]" office:value-type="float" office:value="0.876960784313726" calcext:value-type="float">
            <text:p>0.8770</text:p>
          </table:table-cell>
          <table:table-cell table:number-columns-repeated="2"/>
        </table:table-row>
        <table:table-row table:style-name="ro1">
          <table:table-cell table:style-name="ce3" table:formula="of:=[.A27]+1" office:value-type="float" office:value="16" calcext:value-type="float">
            <text:p>16</text:p>
          </table:table-cell>
          <table:table-cell table:formula="of:=[.A28]/16" office:value-type="float" office:value="1" calcext:value-type="float">
            <text:p>1</text:p>
          </table:table-cell>
          <table:table-cell table:style-name="ce7" table:formula="of:=([.C27]*([.C$1]-1)+[.$B28])/[.C$1]" office:value-type="float" office:value="0.875190304855043" calcext:value-type="float">
            <text:p>0.8752</text:p>
          </table:table-cell>
          <table:table-cell table:style-name="ce7" table:formula="of:=AVERAGE([.B21:.B28])" office:value-type="float" office:value="0.78125" calcext:value-type="float">
            <text:p>0.7813</text:p>
          </table:table-cell>
          <table:table-cell table:style-name="ce7" table:formula="of:=[.$B21]*[.F$5]+[.$B22]*[.F$6]+[.$B23]*[.F$7]+[.$B24]*[.F$8]+[.$B25]*[.F$9]+[.$B26]*[.F$10]+[.$B27]*[.F$11]+[.$B28]*[.F$12]" office:value-type="float" office:value="0.854166666666667" calcext:value-type="float">
            <text:p>0.8542</text:p>
          </table:table-cell>
          <table:table-cell table:number-columns-repeated="2"/>
          <table:table-cell table:style-name="ce7" table:formula="of:=[.$B21]*[.I$5]+[.$B22]*[.I$6]+[.$B23]*[.I$7]+[.$B24]*[.I$8]+[.$B25]*[.I$9]+[.$B26]*[.I$10]+[.$B27]*[.I$11]+[.$B28]*[.I$12]" office:value-type="float" office:value="0.939460784313726" calcext:value-type="float">
            <text:p>0.9395</text:p>
          </table:table-cell>
          <table:table-cell table:number-columns-repeated="2"/>
        </table:table-row>
        <table:table-row table:style-name="ro1">
          <table:table-cell table:style-name="ce3" table:formula="of:=[.A28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table:formula="of:=([.C28]*([.C$1]-1)+[.$B29])/[.C$1]" office:value-type="float" office:value="0.916793536570029" calcext:value-type="float">
            <text:p>0.9168</text:p>
          </table:table-cell>
          <table:table-cell table:style-name="ce7" table:formula="of:=AVERAGE([.B22:.B29])" office:value-type="float" office:value="0.8359375" calcext:value-type="float">
            <text:p>0.8359</text:p>
          </table:table-cell>
          <table:table-cell table:style-name="ce7" table:formula="of:=[.$B22]*[.F$5]+[.$B23]*[.F$6]+[.$B24]*[.F$7]+[.$B25]*[.F$8]+[.$B26]*[.F$9]+[.$B27]*[.F$10]+[.$B28]*[.F$11]+[.$B29]*[.F$12]" office:value-type="float" office:value="0.902777777777778" calcext:value-type="float">
            <text:p>0.9028</text:p>
          </table:table-cell>
          <table:table-cell table:number-columns-repeated="2"/>
          <table:table-cell table:style-name="ce7" table:formula="of:=[.$B22]*[.I$5]+[.$B23]*[.I$6]+[.$B24]*[.I$7]+[.$B25]*[.I$8]+[.$B26]*[.I$9]+[.$B27]*[.I$10]+[.$B28]*[.I$11]+[.$B29]*[.I$12]" office:value-type="float" office:value="0.970588235294118" calcext:value-type="float">
            <text:p>0.9706</text:p>
          </table:table-cell>
          <table:table-cell table:number-columns-repeated="2"/>
        </table:table-row>
        <table:table-row table:style-name="ro1">
          <table:table-cell table:style-name="ce3" table:formula="of:=[.A29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table:formula="of:=([.C29]*([.C$1]-1)+[.$B30])/[.C$1]" office:value-type="float" office:value="0.944529024380019" calcext:value-type="float">
            <text:p>0.9445</text:p>
          </table:table-cell>
          <table:table-cell table:style-name="ce7" table:formula="of:=AVERAGE([.B23:.B30])" office:value-type="float" office:value="0.8828125" calcext:value-type="float">
            <text:p>0.8828</text:p>
          </table:table-cell>
          <table:table-cell table:style-name="ce7" table:formula="of:=[.$B23]*[.F$5]+[.$B24]*[.F$6]+[.$B25]*[.F$7]+[.$B26]*[.F$8]+[.$B27]*[.F$9]+[.$B28]*[.F$10]+[.$B29]*[.F$11]+[.$B30]*[.F$12]" office:value-type="float" office:value="0.939236111111111" calcext:value-type="float">
            <text:p>0.9392</text:p>
          </table:table-cell>
          <table:table-cell table:number-columns-repeated="2"/>
          <table:table-cell table:style-name="ce7" table:formula="of:=[.$B23]*[.I$5]+[.$B24]*[.I$6]+[.$B25]*[.I$7]+[.$B26]*[.I$8]+[.$B27]*[.I$9]+[.$B28]*[.I$10]+[.$B29]*[.I$11]+[.$B30]*[.I$12]" office:value-type="float" office:value="0.986029411764706" calcext:value-type="float">
            <text:p>0.9860</text:p>
          </table:table-cell>
          <table:table-cell table:number-columns-repeated="2"/>
        </table:table-row>
        <table:table-row table:style-name="ro1">
          <table:table-cell table:style-name="ce3" table:formula="of:=[.A3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table:formula="of:=([.C30]*([.C$1]-1)+[.$B31])/[.C$1]" office:value-type="float" office:value="0.96301934958668" calcext:value-type="float">
            <text:p>0.9630</text:p>
          </table:table-cell>
          <table:table-cell table:style-name="ce7" table:formula="of:=AVERAGE([.B24:.B31])" office:value-type="float" office:value="0.921875" calcext:value-type="float">
            <text:p>0.9219</text:p>
          </table:table-cell>
          <table:table-cell table:style-name="ce7" table:formula="of:=[.$B24]*[.F$5]+[.$B25]*[.F$6]+[.$B26]*[.F$7]+[.$B27]*[.F$8]+[.$B28]*[.F$9]+[.$B29]*[.F$10]+[.$B30]*[.F$11]+[.$B31]*[.F$12]" office:value-type="float" office:value="0.965277777777778" calcext:value-type="float">
            <text:p>0.9653</text:p>
          </table:table-cell>
          <table:table-cell table:number-columns-repeated="2"/>
          <table:table-cell table:style-name="ce7" table:formula="of:=[.$B24]*[.I$5]+[.$B25]*[.I$6]+[.$B26]*[.I$7]+[.$B27]*[.I$8]+[.$B28]*[.I$9]+[.$B29]*[.I$10]+[.$B30]*[.I$11]+[.$B31]*[.I$12]" office:value-type="float" office:value="0.993627450980392" calcext:value-type="float">
            <text:p>0.9936</text:p>
          </table:table-cell>
          <table:table-cell table:number-columns-repeated="2"/>
        </table:table-row>
        <table:table-row table:style-name="ro1">
          <table:table-cell table:style-name="ce3" table:formula="of:=[.A31]+1" office:value-type="float" office:value="20" calcext:value-type="float">
            <text:p>20</text:p>
          </table:table-cell>
          <table:table-cell table:formula="of:=[.A32]/20" office:value-type="float" office:value="1" calcext:value-type="float">
            <text:p>1</text:p>
          </table:table-cell>
          <table:table-cell table:style-name="ce7" table:formula="of:=([.C31]*([.C$1]-1)+[.$B32])/[.C$1]" office:value-type="float" office:value="0.975346233057786" calcext:value-type="float">
            <text:p>0.9753</text:p>
          </table:table-cell>
          <table:table-cell table:style-name="ce7" table:formula="of:=AVERAGE([.B25:.B32])" office:value-type="float" office:value="0.953125" calcext:value-type="float">
            <text:p>0.9531</text:p>
          </table:table-cell>
          <table:table-cell table:style-name="ce7" table:formula="of:=[.$B25]*[.F$5]+[.$B26]*[.F$6]+[.$B27]*[.F$7]+[.$B28]*[.F$8]+[.$B29]*[.F$9]+[.$B30]*[.F$10]+[.$B31]*[.F$11]+[.$B32]*[.F$12]" office:value-type="float" office:value="0.982638888888889" calcext:value-type="float">
            <text:p>0.9826</text:p>
          </table:table-cell>
          <table:table-cell table:number-columns-repeated="2"/>
          <table:table-cell table:style-name="ce7" table:formula="of:=[.$B25]*[.I$5]+[.$B26]*[.I$6]+[.$B27]*[.I$7]+[.$B28]*[.I$8]+[.$B29]*[.I$9]+[.$B30]*[.I$10]+[.$B31]*[.I$11]+[.$B32]*[.I$12]" office:value-type="float" office:value="0.997303921568627" calcext:value-type="float">
            <text:p>0.9973</text:p>
          </table:table-cell>
          <table:table-cell table:number-columns-repeated="2"/>
        </table:table-row>
        <table:table-row table:style-name="ro1">
          <table:table-cell table:style-name="ce3" table:formula="of:=[.A3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table:formula="of:=([.C32]*([.C$1]-1)+[.$B33])/[.C$1]" office:value-type="float" office:value="0.983564155371858" calcext:value-type="float">
            <text:p>0.9836</text:p>
          </table:table-cell>
          <table:table-cell table:style-name="ce7" table:formula="of:=AVERAGE([.B26:.B33])" office:value-type="float" office:value="0.9765625" calcext:value-type="float">
            <text:p>0.9766</text:p>
          </table:table-cell>
          <table:table-cell table:style-name="ce7" table:formula="of:=[.$B26]*[.F$5]+[.$B27]*[.F$6]+[.$B28]*[.F$7]+[.$B29]*[.F$8]+[.$B30]*[.F$9]+[.$B31]*[.F$10]+[.$B32]*[.F$11]+[.$B33]*[.F$12]" office:value-type="float" office:value="0.993055555555555" calcext:value-type="float">
            <text:p>0.9931</text:p>
          </table:table-cell>
          <table:table-cell table:number-columns-repeated="2"/>
          <table:table-cell table:style-name="ce7" table:formula="of:=[.$B26]*[.I$5]+[.$B27]*[.I$6]+[.$B28]*[.I$7]+[.$B29]*[.I$8]+[.$B30]*[.I$9]+[.$B31]*[.I$10]+[.$B32]*[.I$11]+[.$B33]*[.I$12]" office:value-type="float" office:value="0.999019607843137" calcext:value-type="float">
            <text:p>0.9990</text:p>
          </table:table-cell>
          <table:table-cell table:number-columns-repeated="2"/>
        </table:table-row>
        <table:table-row table:style-name="ro1">
          <table:table-cell table:style-name="ce3" table:formula="of:=[.A33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table:formula="of:=([.C33]*([.C$1]-1)+[.$B34])/[.C$1]" office:value-type="float" office:value="0.989042770247905" calcext:value-type="float">
            <text:p>0.9890</text:p>
          </table:table-cell>
          <table:table-cell table:style-name="ce7" table:formula="of:=AVERAGE([.B27:.B34])" office:value-type="float" office:value="0.9921875" calcext:value-type="float">
            <text:p>0.9922</text:p>
          </table:table-cell>
          <table:table-cell table:style-name="ce7" table:formula="of:=[.$B27]*[.F$5]+[.$B28]*[.F$6]+[.$B29]*[.F$7]+[.$B30]*[.F$8]+[.$B31]*[.F$9]+[.$B32]*[.F$10]+[.$B33]*[.F$11]+[.$B34]*[.F$12]" office:value-type="float" office:value="0.998263888888889" calcext:value-type="float">
            <text:p>0.9983</text:p>
          </table:table-cell>
          <table:table-cell table:number-columns-repeated="2"/>
          <table:table-cell table:style-name="ce7" table:formula="of:=[.$B27]*[.I$5]+[.$B28]*[.I$6]+[.$B29]*[.I$7]+[.$B30]*[.I$8]+[.$B31]*[.I$9]+[.$B32]*[.I$10]+[.$B33]*[.I$11]+[.$B34]*[.I$12]" office:value-type="float" office:value="0.999754901960784" calcext:value-type="float">
            <text:p>0.9998</text:p>
          </table:table-cell>
          <table:table-cell table:number-columns-repeated="2"/>
        </table:table-row>
        <table:table-row table:style-name="ro1">
          <table:table-cell table:style-name="ce3" table:formula="of:=[.A3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table:formula="of:=([.C34]*([.C$1]-1)+[.$B35])/[.C$1]" office:value-type="float" office:value="0.99269518016527" calcext:value-type="float">
            <text:p>0.9927</text:p>
          </table:table-cell>
          <table:table-cell table:style-name="ce7" table:formula="of:=AVERAGE([.B28:.B35])" office:value-type="float" office:value="1" calcext:value-type="float">
            <text:p>1.0000</text:p>
          </table:table-cell>
          <table:table-cell table:style-name="ce7" table:formula="of:=[.$B28]*[.F$5]+[.$B29]*[.F$6]+[.$B30]*[.F$7]+[.$B31]*[.F$8]+[.$B32]*[.F$9]+[.$B33]*[.F$10]+[.$B34]*[.F$11]+[.$B35]*[.F$12]" office:value-type="float" office:value="1" calcext:value-type="float">
            <text:p>1.0000</text:p>
          </table:table-cell>
          <table:table-cell table:number-columns-repeated="2"/>
          <table:table-cell table:style-name="ce7" table:formula="of:=[.$B28]*[.I$5]+[.$B29]*[.I$6]+[.$B30]*[.I$7]+[.$B31]*[.I$8]+[.$B32]*[.I$9]+[.$B33]*[.I$10]+[.$B34]*[.I$11]+[.$B35]*[.I$12]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style-name="ce3" table:formula="of:=[.A35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table:formula="of:=([.C35]*([.C$1]-1)+[.$B36])/[.C$1]" office:value-type="float" office:value="0.99513012011018" calcext:value-type="float">
            <text:p>0.9951</text:p>
          </table:table-cell>
          <table:table-cell table:style-name="ce7" table:formula="of:=AVERAGE([.B29:.B36])" office:value-type="float" office:value="1" calcext:value-type="float">
            <text:p>1.0000</text:p>
          </table:table-cell>
          <table:table-cell table:style-name="ce7" table:formula="of:=[.$B29]*[.F$5]+[.$B30]*[.F$6]+[.$B31]*[.F$7]+[.$B32]*[.F$8]+[.$B33]*[.F$9]+[.$B34]*[.F$10]+[.$B35]*[.F$11]+[.$B36]*[.F$12]" office:value-type="float" office:value="1" calcext:value-type="float">
            <text:p>1.0000</text:p>
          </table:table-cell>
          <table:table-cell table:number-columns-repeated="2"/>
          <table:table-cell table:style-name="ce7" table:formula="of:=[.$B29]*[.I$5]+[.$B30]*[.I$6]+[.$B31]*[.I$7]+[.$B32]*[.I$8]+[.$B33]*[.I$9]+[.$B34]*[.I$10]+[.$B35]*[.I$11]+[.$B36]*[.I$12]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style-name="ce3" table:formula="of:=[.A3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table:formula="of:=([.C36]*([.C$1]-1)+[.$B37])/[.C$1]" office:value-type="float" office:value="0.996753413406787" calcext:value-type="float">
            <text:p>0.9968</text:p>
          </table:table-cell>
          <table:table-cell table:style-name="ce7" table:formula="of:=AVERAGE([.B30:.B37])" office:value-type="float" office:value="1" calcext:value-type="float">
            <text:p>1.0000</text:p>
          </table:table-cell>
          <table:table-cell table:style-name="ce7" table:formula="of:=[.$B30]*[.F$5]+[.$B31]*[.F$6]+[.$B32]*[.F$7]+[.$B33]*[.F$8]+[.$B34]*[.F$9]+[.$B35]*[.F$10]+[.$B36]*[.F$11]+[.$B37]*[.F$12]" office:value-type="float" office:value="1" calcext:value-type="float">
            <text:p>1.0000</text:p>
          </table:table-cell>
          <table:table-cell table:number-columns-repeated="2"/>
          <table:table-cell table:style-name="ce7" table:formula="of:=[.$B30]*[.I$5]+[.$B31]*[.I$6]+[.$B32]*[.I$7]+[.$B33]*[.I$8]+[.$B34]*[.I$9]+[.$B35]*[.I$10]+[.$B36]*[.I$11]+[.$B37]*[.I$12]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style-name="ce3" table:formula="of:=[.A37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table:formula="of:=([.C37]*([.C$1]-1)+[.$B38])/[.C$1]" office:value-type="float" office:value="0.997835608937858" calcext:value-type="float">
            <text:p>0.9978</text:p>
          </table:table-cell>
          <table:table-cell table:style-name="ce7" table:formula="of:=AVERAGE([.B31:.B38])" office:value-type="float" office:value="1" calcext:value-type="float">
            <text:p>1.0000</text:p>
          </table:table-cell>
          <table:table-cell table:style-name="ce7" table:formula="of:=[.$B31]*[.F$5]+[.$B32]*[.F$6]+[.$B33]*[.F$7]+[.$B34]*[.F$8]+[.$B35]*[.F$9]+[.$B36]*[.F$10]+[.$B37]*[.F$11]+[.$B38]*[.F$12]" office:value-type="float" office:value="1" calcext:value-type="float">
            <text:p>1.0000</text:p>
          </table:table-cell>
          <table:table-cell table:number-columns-repeated="2"/>
          <table:table-cell table:style-name="ce7" table:formula="of:=[.$B31]*[.I$5]+[.$B32]*[.I$6]+[.$B33]*[.I$7]+[.$B34]*[.I$8]+[.$B35]*[.I$9]+[.$B36]*[.I$10]+[.$B37]*[.I$11]+[.$B38]*[.I$12]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style-name="ce3" table:formula="of:=[.A3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table:formula="of:=([.C38]*([.C$1]-1)+[.$B39])/[.C$1]" office:value-type="float" office:value="0.998557072625239" calcext:value-type="float">
            <text:p>0.9986</text:p>
          </table:table-cell>
          <table:table-cell table:style-name="ce7" table:formula="of:=AVERAGE([.B32:.B39])" office:value-type="float" office:value="1" calcext:value-type="float">
            <text:p>1.0000</text:p>
          </table:table-cell>
          <table:table-cell table:style-name="ce7" table:formula="of:=[.$B32]*[.F$5]+[.$B33]*[.F$6]+[.$B34]*[.F$7]+[.$B35]*[.F$8]+[.$B36]*[.F$9]+[.$B37]*[.F$10]+[.$B38]*[.F$11]+[.$B39]*[.F$12]" office:value-type="float" office:value="1" calcext:value-type="float">
            <text:p>1.0000</text:p>
          </table:table-cell>
          <table:table-cell table:number-columns-repeated="2"/>
          <table:table-cell table:style-name="ce7" table:formula="of:=[.$B32]*[.I$5]+[.$B33]*[.I$6]+[.$B34]*[.I$7]+[.$B35]*[.I$8]+[.$B36]*[.I$9]+[.$B37]*[.I$10]+[.$B38]*[.I$11]+[.$B39]*[.I$12]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style-name="ce3" table:formula="of:=[.A39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table:formula="of:=([.C39]*([.C$1]-1)+[.$B40])/[.C$1]" office:value-type="float" office:value="0.999038048416826" calcext:value-type="float">
            <text:p>0.9990</text:p>
          </table:table-cell>
          <table:table-cell table:style-name="ce7" table:formula="of:=AVERAGE([.B33:.B40])" office:value-type="float" office:value="1" calcext:value-type="float">
            <text:p>1.0000</text:p>
          </table:table-cell>
          <table:table-cell table:style-name="ce7" table:formula="of:=[.$B33]*[.F$5]+[.$B34]*[.F$6]+[.$B35]*[.F$7]+[.$B36]*[.F$8]+[.$B37]*[.F$9]+[.$B38]*[.F$10]+[.$B39]*[.F$11]+[.$B40]*[.F$12]" office:value-type="float" office:value="1" calcext:value-type="float">
            <text:p>1.0000</text:p>
          </table:table-cell>
          <table:table-cell table:number-columns-repeated="2"/>
          <table:table-cell table:style-name="ce7" table:formula="of:=[.$B33]*[.I$5]+[.$B34]*[.I$6]+[.$B35]*[.I$7]+[.$B36]*[.I$8]+[.$B37]*[.I$9]+[.$B38]*[.I$10]+[.$B39]*[.I$11]+[.$B40]*[.I$12]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style-name="ce3" table:formula="of:=[.A4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table:formula="of:=([.C40]*([.C$1]-1)+[.$B41])/[.C$1]" office:value-type="float" office:value="0.999358698944551" calcext:value-type="float">
            <text:p>0.9994</text:p>
          </table:table-cell>
          <table:table-cell table:style-name="ce7" table:formula="of:=AVERAGE([.B34:.B41])" office:value-type="float" office:value="1" calcext:value-type="float">
            <text:p>1.0000</text:p>
          </table:table-cell>
          <table:table-cell table:style-name="ce7" table:formula="of:=[.$B34]*[.F$5]+[.$B35]*[.F$6]+[.$B36]*[.F$7]+[.$B37]*[.F$8]+[.$B38]*[.F$9]+[.$B39]*[.F$10]+[.$B40]*[.F$11]+[.$B41]*[.F$12]" office:value-type="float" office:value="1" calcext:value-type="float">
            <text:p>1.0000</text:p>
          </table:table-cell>
          <table:table-cell table:number-columns-repeated="2"/>
          <table:table-cell table:style-name="ce7" table:formula="of:=[.$B34]*[.I$5]+[.$B35]*[.I$6]+[.$B36]*[.I$7]+[.$B37]*[.I$8]+[.$B38]*[.I$9]+[.$B39]*[.I$10]+[.$B40]*[.I$11]+[.$B41]*[.I$12]" office:value-type="float" office:value="1" calcext:value-type="float">
            <text:p>1.0000</text:p>
          </table:table-cell>
          <table:table-cell table:number-columns-repeated="2"/>
        </table:table-row>
        <table:table-row table:style-name="ro1">
          <table:table-cell table:style-name="ce3" table:formula="of:=[.A41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 table:formula="of:=([.C41]*([.C$1]-1)+[.$B42])/[.C$1]" office:value-type="float" office:value="0.6662391326297" calcext:value-type="float">
            <text:p>0.6662</text:p>
          </table:table-cell>
          <table:table-cell table:style-name="ce7" table:formula="of:=AVERAGE([.B35:.B42])" office:value-type="float" office:value="0.875" calcext:value-type="float">
            <text:p>0.8750</text:p>
          </table:table-cell>
          <table:table-cell table:style-name="ce7" table:formula="of:=[.$B35]*[.F$5]+[.$B36]*[.F$6]+[.$B37]*[.F$7]+[.$B38]*[.F$8]+[.$B39]*[.F$9]+[.$B40]*[.F$10]+[.$B41]*[.F$11]+[.$B42]*[.F$12]" office:value-type="float" office:value="0.777777777777778" calcext:value-type="float">
            <text:p>0.7778</text:p>
          </table:table-cell>
          <table:table-cell table:number-columns-repeated="2"/>
          <table:table-cell table:style-name="ce7" table:formula="of:=[.$B35]*[.I$5]+[.$B36]*[.I$6]+[.$B37]*[.I$7]+[.$B38]*[.I$8]+[.$B39]*[.I$9]+[.$B40]*[.I$10]+[.$B41]*[.I$11]+[.$B42]*[.I$12]" office:value-type="float" office:value="0.498039215686275" calcext:value-type="float">
            <text:p>0.4980</text:p>
          </table:table-cell>
          <table:table-cell table:number-columns-repeated="2"/>
        </table:table-row>
        <table:table-row table:style-name="ro1">
          <table:table-cell table:style-name="ce3" table:formula="of:=[.A42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7" table:formula="of:=([.C42]*([.C$1]-1)+[.$B43])/[.C$1]" office:value-type="float" office:value="0.444159421753134" calcext:value-type="float">
            <text:p>0.4442</text:p>
          </table:table-cell>
          <table:table-cell table:style-name="ce7" table:formula="of:=AVERAGE([.B36:.B43])" office:value-type="float" office:value="0.75" calcext:value-type="float">
            <text:p>0.7500</text:p>
          </table:table-cell>
          <table:table-cell table:style-name="ce7" table:formula="of:=[.$B36]*[.F$5]+[.$B37]*[.F$6]+[.$B38]*[.F$7]+[.$B39]*[.F$8]+[.$B40]*[.F$9]+[.$B41]*[.F$10]+[.$B42]*[.F$11]+[.$B43]*[.F$12]" office:value-type="float" office:value="0.583333333333333" calcext:value-type="float">
            <text:p>0.5833</text:p>
          </table:table-cell>
          <table:table-cell table:number-columns-repeated="2"/>
          <table:table-cell table:style-name="ce7" table:formula="of:=[.$B36]*[.I$5]+[.$B37]*[.I$6]+[.$B38]*[.I$7]+[.$B39]*[.I$8]+[.$B40]*[.I$9]+[.$B41]*[.I$10]+[.$B42]*[.I$11]+[.$B43]*[.I$12]" office:value-type="float" office:value="0.247058823529412" calcext:value-type="float">
            <text:p>0.2471</text:p>
          </table:table-cell>
          <table:table-cell table:number-columns-repeated="2"/>
        </table:table-row>
        <table:table-row table:style-name="ro1">
          <table:table-cell table:style-name="ce3" table:formula="of:=[.A43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" table:formula="of:=([.C43]*([.C$1]-1)+[.$B44])/[.C$1]" office:value-type="float" office:value="0.296106281168756" calcext:value-type="float">
            <text:p>0.2961</text:p>
          </table:table-cell>
          <table:table-cell table:style-name="ce7" table:formula="of:=AVERAGE([.B37:.B44])" office:value-type="float" office:value="0.625" calcext:value-type="float">
            <text:p>0.6250</text:p>
          </table:table-cell>
          <table:table-cell table:style-name="ce7" table:formula="of:=[.$B37]*[.F$5]+[.$B38]*[.F$6]+[.$B39]*[.F$7]+[.$B40]*[.F$8]+[.$B41]*[.F$9]+[.$B42]*[.F$10]+[.$B43]*[.F$11]+[.$B44]*[.F$12]" office:value-type="float" office:value="0.416666666666667" calcext:value-type="float">
            <text:p>0.4167</text:p>
          </table:table-cell>
          <table:table-cell table:number-columns-repeated="2"/>
          <table:table-cell table:style-name="ce7" table:formula="of:=[.$B37]*[.I$5]+[.$B38]*[.I$6]+[.$B39]*[.I$7]+[.$B40]*[.I$8]+[.$B41]*[.I$9]+[.$B42]*[.I$10]+[.$B43]*[.I$11]+[.$B44]*[.I$12]" office:value-type="float" office:value="0.12156862745098" calcext:value-type="float">
            <text:p>0.1216</text:p>
          </table:table-cell>
          <table:table-cell table:number-columns-repeated="2"/>
        </table:table-row>
        <table:table-row table:style-name="ro1">
          <table:table-cell table:style-name="ce3" table:formula="of:=[.A44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7" table:formula="of:=([.C44]*([.C$1]-1)+[.$B45])/[.C$1]" office:value-type="float" office:value="0.197404187445837" calcext:value-type="float">
            <text:p>0.1974</text:p>
          </table:table-cell>
          <table:table-cell table:style-name="ce7" table:formula="of:=AVERAGE([.B38:.B45])" office:value-type="float" office:value="0.5" calcext:value-type="float">
            <text:p>0.5000</text:p>
          </table:table-cell>
          <table:table-cell table:style-name="ce7" table:formula="of:=[.$B38]*[.F$5]+[.$B39]*[.F$6]+[.$B40]*[.F$7]+[.$B41]*[.F$8]+[.$B42]*[.F$9]+[.$B43]*[.F$10]+[.$B44]*[.F$11]+[.$B45]*[.F$12]" office:value-type="float" office:value="0.277777777777778" calcext:value-type="float">
            <text:p>0.2778</text:p>
          </table:table-cell>
          <table:table-cell table:number-columns-repeated="2"/>
          <table:table-cell table:style-name="ce7" table:formula="of:=[.$B38]*[.I$5]+[.$B39]*[.I$6]+[.$B40]*[.I$7]+[.$B41]*[.I$8]+[.$B42]*[.I$9]+[.$B43]*[.I$10]+[.$B44]*[.I$11]+[.$B45]*[.I$12]" office:value-type="float" office:value="0.0588235294117647" calcext:value-type="float">
            <text:p>0.0588</text:p>
          </table:table-cell>
          <table:table-cell table:number-columns-repeated="2"/>
        </table:table-row>
        <table:table-row table:style-name="ro1">
          <table:table-cell table:style-name="ce3" table:formula="of:=[.A45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7" table:formula="of:=([.C45]*([.C$1]-1)+[.$B46])/[.C$1]" office:value-type="float" office:value="0.131602791630558" calcext:value-type="float">
            <text:p>0.1316</text:p>
          </table:table-cell>
          <table:table-cell table:style-name="ce7" table:formula="of:=AVERAGE([.B39:.B46])" office:value-type="float" office:value="0.375" calcext:value-type="float">
            <text:p>0.3750</text:p>
          </table:table-cell>
          <table:table-cell table:style-name="ce7" table:formula="of:=[.$B39]*[.F$5]+[.$B40]*[.F$6]+[.$B41]*[.F$7]+[.$B42]*[.F$8]+[.$B43]*[.F$9]+[.$B44]*[.F$10]+[.$B45]*[.F$11]+[.$B46]*[.F$12]" office:value-type="float" office:value="0.166666666666667" calcext:value-type="float">
            <text:p>0.1667</text:p>
          </table:table-cell>
          <table:table-cell table:number-columns-repeated="2"/>
          <table:table-cell table:style-name="ce7" table:formula="of:=[.$B39]*[.I$5]+[.$B40]*[.I$6]+[.$B41]*[.I$7]+[.$B42]*[.I$8]+[.$B43]*[.I$9]+[.$B44]*[.I$10]+[.$B45]*[.I$11]+[.$B46]*[.I$12]" office:value-type="float" office:value="0.0274509803921569" calcext:value-type="float">
            <text:p>0.0275</text:p>
          </table:table-cell>
          <table:table-cell table:number-columns-repeated="2"/>
        </table:table-row>
        <table:table-row table:style-name="ro1">
          <table:table-cell table:style-name="ce3" table:formula="of:=[.A46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7" table:formula="of:=([.C46]*([.C$1]-1)+[.$B47])/[.C$1]" office:value-type="float" office:value="0.087735194420372" calcext:value-type="float">
            <text:p>0.0877</text:p>
          </table:table-cell>
          <table:table-cell table:style-name="ce7" table:formula="of:=AVERAGE([.B40:.B47])" office:value-type="float" office:value="0.25" calcext:value-type="float">
            <text:p>0.2500</text:p>
          </table:table-cell>
          <table:table-cell table:style-name="ce7" table:formula="of:=[.$B40]*[.F$5]+[.$B41]*[.F$6]+[.$B42]*[.F$7]+[.$B43]*[.F$8]+[.$B44]*[.F$9]+[.$B45]*[.F$10]+[.$B46]*[.F$11]+[.$B47]*[.F$12]" office:value-type="float" office:value="0.0833333333333333" calcext:value-type="float">
            <text:p>0.0833</text:p>
          </table:table-cell>
          <table:table-cell table:number-columns-repeated="2"/>
          <table:table-cell table:style-name="ce7" table:formula="of:=[.$B40]*[.I$5]+[.$B41]*[.I$6]+[.$B42]*[.I$7]+[.$B43]*[.I$8]+[.$B44]*[.I$9]+[.$B45]*[.I$10]+[.$B46]*[.I$11]+[.$B47]*[.I$12]" office:value-type="float" office:value="0.0117647058823529" calcext:value-type="float">
            <text:p>0.0118</text:p>
          </table:table-cell>
          <table:table-cell table:number-columns-repeated="2"/>
        </table:table-row>
        <table:table-row table:style-name="ro1">
          <table:table-cell table:style-name="ce3" table:formula="of:=[.A47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7" table:formula="of:=([.C47]*([.C$1]-1)+[.$B48])/[.C$1]" office:value-type="float" office:value="0.0584901296135814" calcext:value-type="float">
            <text:p>0.0585</text:p>
          </table:table-cell>
          <table:table-cell table:style-name="ce7" table:formula="of:=AVERAGE([.B41:.B48])" office:value-type="float" office:value="0.125" calcext:value-type="float">
            <text:p>0.1250</text:p>
          </table:table-cell>
          <table:table-cell table:style-name="ce7" table:formula="of:=[.$B41]*[.F$5]+[.$B42]*[.F$6]+[.$B43]*[.F$7]+[.$B44]*[.F$8]+[.$B45]*[.F$9]+[.$B46]*[.F$10]+[.$B47]*[.F$11]+[.$B48]*[.F$12]" office:value-type="float" office:value="0.0277777777777778" calcext:value-type="float">
            <text:p>0.0278</text:p>
          </table:table-cell>
          <table:table-cell table:number-columns-repeated="2"/>
          <table:table-cell table:style-name="ce7" table:formula="of:=[.$B41]*[.I$5]+[.$B42]*[.I$6]+[.$B43]*[.I$7]+[.$B44]*[.I$8]+[.$B45]*[.I$9]+[.$B46]*[.I$10]+[.$B47]*[.I$11]+[.$B48]*[.I$12]" office:value-type="float" office:value="0.00392156862745098" calcext:value-type="float">
            <text:p>0.0039</text:p>
          </table:table-cell>
          <table:table-cell table:number-columns-repeated="2"/>
        </table:table-row>
        <table:table-row table:style-name="ro1">
          <table:table-cell table:style-name="ce3" table:formula="of:=[.A48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7" table:formula="of:=([.C48]*([.C$1]-1)+[.$B49])/[.C$1]" office:value-type="float" office:value="0.0389934197423876" calcext:value-type="float">
            <text:p>0.0390</text:p>
          </table:table-cell>
          <table:table-cell table:style-name="ce7" table:formula="of:=AVERAGE([.B42:.B49])" office:value-type="float" office:value="0" calcext:value-type="float">
            <text:p>0.0000</text:p>
          </table:table-cell>
          <table:table-cell table:style-name="ce7" table:formula="of:=[.$B42]*[.F$5]+[.$B43]*[.F$6]+[.$B44]*[.F$7]+[.$B45]*[.F$8]+[.$B46]*[.F$9]+[.$B47]*[.F$10]+[.$B48]*[.F$11]+[.$B49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42]*[.I$5]+[.$B43]*[.I$6]+[.$B44]*[.I$7]+[.$B45]*[.I$8]+[.$B46]*[.I$9]+[.$B47]*[.I$10]+[.$B48]*[.I$11]+[.$B49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49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7" table:formula="of:=([.C49]*([.C$1]-1)+[.$B50])/[.C$1]" office:value-type="float" office:value="0.0259956131615917" calcext:value-type="float">
            <text:p>0.0260</text:p>
          </table:table-cell>
          <table:table-cell table:style-name="ce7" table:formula="of:=AVERAGE([.B43:.B50])" office:value-type="float" office:value="0" calcext:value-type="float">
            <text:p>0.0000</text:p>
          </table:table-cell>
          <table:table-cell table:style-name="ce7" table:formula="of:=[.$B43]*[.F$5]+[.$B44]*[.F$6]+[.$B45]*[.F$7]+[.$B46]*[.F$8]+[.$B47]*[.F$9]+[.$B48]*[.F$10]+[.$B49]*[.F$11]+[.$B50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43]*[.I$5]+[.$B44]*[.I$6]+[.$B45]*[.I$7]+[.$B46]*[.I$8]+[.$B47]*[.I$9]+[.$B48]*[.I$10]+[.$B49]*[.I$11]+[.$B50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50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" table:formula="of:=([.C50]*([.C$1]-1)+[.$B51])/[.C$1]" office:value-type="float" office:value="0.0173304087743945" calcext:value-type="float">
            <text:p>0.0173</text:p>
          </table:table-cell>
          <table:table-cell table:style-name="ce7" table:formula="of:=AVERAGE([.B44:.B51])" office:value-type="float" office:value="0" calcext:value-type="float">
            <text:p>0.0000</text:p>
          </table:table-cell>
          <table:table-cell table:style-name="ce7" table:formula="of:=[.$B44]*[.F$5]+[.$B45]*[.F$6]+[.$B46]*[.F$7]+[.$B47]*[.F$8]+[.$B48]*[.F$9]+[.$B49]*[.F$10]+[.$B50]*[.F$11]+[.$B51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44]*[.I$5]+[.$B45]*[.I$6]+[.$B46]*[.I$7]+[.$B47]*[.I$8]+[.$B48]*[.I$9]+[.$B49]*[.I$10]+[.$B50]*[.I$11]+[.$B51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51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7" table:formula="of:=([.C51]*([.C$1]-1)+[.$B52])/[.C$1]" office:value-type="float" office:value="0.0115536058495963" calcext:value-type="float">
            <text:p>0.0116</text:p>
          </table:table-cell>
          <table:table-cell table:style-name="ce7" table:formula="of:=AVERAGE([.B45:.B52])" office:value-type="float" office:value="0" calcext:value-type="float">
            <text:p>0.0000</text:p>
          </table:table-cell>
          <table:table-cell table:style-name="ce7" table:formula="of:=[.$B45]*[.F$5]+[.$B46]*[.F$6]+[.$B47]*[.F$7]+[.$B48]*[.F$8]+[.$B49]*[.F$9]+[.$B50]*[.F$10]+[.$B51]*[.F$11]+[.$B52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45]*[.I$5]+[.$B46]*[.I$6]+[.$B47]*[.I$7]+[.$B48]*[.I$8]+[.$B49]*[.I$9]+[.$B50]*[.I$10]+[.$B51]*[.I$11]+[.$B52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52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7" table:formula="of:=([.C52]*([.C$1]-1)+[.$B53])/[.C$1]" office:value-type="float" office:value="0.00770240389973088" calcext:value-type="float">
            <text:p>0.0077</text:p>
          </table:table-cell>
          <table:table-cell table:style-name="ce7" table:formula="of:=AVERAGE([.B46:.B53])" office:value-type="float" office:value="0" calcext:value-type="float">
            <text:p>0.0000</text:p>
          </table:table-cell>
          <table:table-cell table:style-name="ce7" table:formula="of:=[.$B46]*[.F$5]+[.$B47]*[.F$6]+[.$B48]*[.F$7]+[.$B49]*[.F$8]+[.$B50]*[.F$9]+[.$B51]*[.F$10]+[.$B52]*[.F$11]+[.$B53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46]*[.I$5]+[.$B47]*[.I$6]+[.$B48]*[.I$7]+[.$B49]*[.I$8]+[.$B50]*[.I$9]+[.$B51]*[.I$10]+[.$B52]*[.I$11]+[.$B53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53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7" table:formula="of:=([.C53]*([.C$1]-1)+[.$B54])/[.C$1]" office:value-type="float" office:value="0.00513493593315392" calcext:value-type="float">
            <text:p>0.0051</text:p>
          </table:table-cell>
          <table:table-cell table:style-name="ce7" table:formula="of:=AVERAGE([.B47:.B54])" office:value-type="float" office:value="0" calcext:value-type="float">
            <text:p>0.0000</text:p>
          </table:table-cell>
          <table:table-cell table:style-name="ce7" table:formula="of:=[.$B47]*[.F$5]+[.$B48]*[.F$6]+[.$B49]*[.F$7]+[.$B50]*[.F$8]+[.$B51]*[.F$9]+[.$B52]*[.F$10]+[.$B53]*[.F$11]+[.$B54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47]*[.I$5]+[.$B48]*[.I$6]+[.$B49]*[.I$7]+[.$B50]*[.I$8]+[.$B51]*[.I$9]+[.$B52]*[.I$10]+[.$B53]*[.I$11]+[.$B54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54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7" table:formula="of:=([.C54]*([.C$1]-1)+[.$B55])/[.C$1]" office:value-type="float" office:value="0.00342329062210261" calcext:value-type="float">
            <text:p>0.0034</text:p>
          </table:table-cell>
          <table:table-cell table:style-name="ce7" table:formula="of:=AVERAGE([.B48:.B55])" office:value-type="float" office:value="0" calcext:value-type="float">
            <text:p>0.0000</text:p>
          </table:table-cell>
          <table:table-cell table:style-name="ce7" table:formula="of:=[.$B48]*[.F$5]+[.$B49]*[.F$6]+[.$B50]*[.F$7]+[.$B51]*[.F$8]+[.$B52]*[.F$9]+[.$B53]*[.F$10]+[.$B54]*[.F$11]+[.$B55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48]*[.I$5]+[.$B49]*[.I$6]+[.$B50]*[.I$7]+[.$B51]*[.I$8]+[.$B52]*[.I$9]+[.$B53]*[.I$10]+[.$B54]*[.I$11]+[.$B55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55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7" table:formula="of:=([.C55]*([.C$1]-1)+[.$B56])/[.C$1]" office:value-type="float" office:value="0.00228219374806841" calcext:value-type="float">
            <text:p>0.0023</text:p>
          </table:table-cell>
          <table:table-cell table:style-name="ce7" table:formula="of:=AVERAGE([.B49:.B56])" office:value-type="float" office:value="0" calcext:value-type="float">
            <text:p>0.0000</text:p>
          </table:table-cell>
          <table:table-cell table:style-name="ce7" table:formula="of:=[.$B49]*[.F$5]+[.$B50]*[.F$6]+[.$B51]*[.F$7]+[.$B52]*[.F$8]+[.$B53]*[.F$9]+[.$B54]*[.F$10]+[.$B55]*[.F$11]+[.$B56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49]*[.I$5]+[.$B50]*[.I$6]+[.$B51]*[.I$7]+[.$B52]*[.I$8]+[.$B53]*[.I$9]+[.$B54]*[.I$10]+[.$B55]*[.I$11]+[.$B56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56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7" table:formula="of:=([.C56]*([.C$1]-1)+[.$B57])/[.C$1]" office:value-type="float" office:value="0.00152146249871227" calcext:value-type="float">
            <text:p>0.0015</text:p>
          </table:table-cell>
          <table:table-cell table:style-name="ce7" table:formula="of:=AVERAGE([.B50:.B57])" office:value-type="float" office:value="0" calcext:value-type="float">
            <text:p>0.0000</text:p>
          </table:table-cell>
          <table:table-cell table:style-name="ce7" table:formula="of:=[.$B50]*[.F$5]+[.$B51]*[.F$6]+[.$B52]*[.F$7]+[.$B53]*[.F$8]+[.$B54]*[.F$9]+[.$B55]*[.F$10]+[.$B56]*[.F$11]+[.$B57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50]*[.I$5]+[.$B51]*[.I$6]+[.$B52]*[.I$7]+[.$B53]*[.I$8]+[.$B54]*[.I$9]+[.$B55]*[.I$10]+[.$B56]*[.I$11]+[.$B57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57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7" table:formula="of:=([.C57]*([.C$1]-1)+[.$B58])/[.C$1]" office:value-type="float" office:value="0.00101430833247485" calcext:value-type="float">
            <text:p>0.0010</text:p>
          </table:table-cell>
          <table:table-cell table:style-name="ce7" table:formula="of:=AVERAGE([.B51:.B58])" office:value-type="float" office:value="0" calcext:value-type="float">
            <text:p>0.0000</text:p>
          </table:table-cell>
          <table:table-cell table:style-name="ce7" table:formula="of:=[.$B51]*[.F$5]+[.$B52]*[.F$6]+[.$B53]*[.F$7]+[.$B54]*[.F$8]+[.$B55]*[.F$9]+[.$B56]*[.F$10]+[.$B57]*[.F$11]+[.$B58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51]*[.I$5]+[.$B52]*[.I$6]+[.$B53]*[.I$7]+[.$B54]*[.I$8]+[.$B55]*[.I$9]+[.$B56]*[.I$10]+[.$B57]*[.I$11]+[.$B58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58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7" table:formula="of:=([.C58]*([.C$1]-1)+[.$B59])/[.C$1]" office:value-type="float" office:value="0.000676205554983232" calcext:value-type="float">
            <text:p>0.0007</text:p>
          </table:table-cell>
          <table:table-cell table:style-name="ce7" table:formula="of:=AVERAGE([.B52:.B59])" office:value-type="float" office:value="0" calcext:value-type="float">
            <text:p>0.0000</text:p>
          </table:table-cell>
          <table:table-cell table:style-name="ce7" table:formula="of:=[.$B52]*[.F$5]+[.$B53]*[.F$6]+[.$B54]*[.F$7]+[.$B55]*[.F$8]+[.$B56]*[.F$9]+[.$B57]*[.F$10]+[.$B58]*[.F$11]+[.$B59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52]*[.I$5]+[.$B53]*[.I$6]+[.$B54]*[.I$7]+[.$B55]*[.I$8]+[.$B56]*[.I$9]+[.$B57]*[.I$10]+[.$B58]*[.I$11]+[.$B59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59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7" table:formula="of:=([.C59]*([.C$1]-1)+[.$B60])/[.C$1]" office:value-type="float" office:value="0.000450803703322155" calcext:value-type="float">
            <text:p>0.0005</text:p>
          </table:table-cell>
          <table:table-cell table:style-name="ce7" table:formula="of:=AVERAGE([.B53:.B60])" office:value-type="float" office:value="0" calcext:value-type="float">
            <text:p>0.0000</text:p>
          </table:table-cell>
          <table:table-cell table:style-name="ce7" table:formula="of:=[.$B53]*[.F$5]+[.$B54]*[.F$6]+[.$B55]*[.F$7]+[.$B56]*[.F$8]+[.$B57]*[.F$9]+[.$B58]*[.F$10]+[.$B59]*[.F$11]+[.$B60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53]*[.I$5]+[.$B54]*[.I$6]+[.$B55]*[.I$7]+[.$B56]*[.I$8]+[.$B57]*[.I$9]+[.$B58]*[.I$10]+[.$B59]*[.I$11]+[.$B60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60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7" table:formula="of:=([.C60]*([.C$1]-1)+[.$B61])/[.C$1]" office:value-type="float" office:value="0.00030053580221477" calcext:value-type="float">
            <text:p>0.0003</text:p>
          </table:table-cell>
          <table:table-cell table:style-name="ce7" table:formula="of:=AVERAGE([.B54:.B61])" office:value-type="float" office:value="0" calcext:value-type="float">
            <text:p>0.0000</text:p>
          </table:table-cell>
          <table:table-cell table:style-name="ce7" table:formula="of:=[.$B54]*[.F$5]+[.$B55]*[.F$6]+[.$B56]*[.F$7]+[.$B57]*[.F$8]+[.$B58]*[.F$9]+[.$B59]*[.F$10]+[.$B60]*[.F$11]+[.$B61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54]*[.I$5]+[.$B55]*[.I$6]+[.$B56]*[.I$7]+[.$B57]*[.I$8]+[.$B58]*[.I$9]+[.$B59]*[.I$10]+[.$B60]*[.I$11]+[.$B61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61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7" table:formula="of:=([.C61]*([.C$1]-1)+[.$B62])/[.C$1]" office:value-type="float" office:value="0.000200357201476513" calcext:value-type="float">
            <text:p>0.0002</text:p>
          </table:table-cell>
          <table:table-cell table:style-name="ce7" table:formula="of:=AVERAGE([.B55:.B62])" office:value-type="float" office:value="0" calcext:value-type="float">
            <text:p>0.0000</text:p>
          </table:table-cell>
          <table:table-cell table:style-name="ce7" table:formula="of:=[.$B55]*[.F$5]+[.$B56]*[.F$6]+[.$B57]*[.F$7]+[.$B58]*[.F$8]+[.$B59]*[.F$9]+[.$B60]*[.F$10]+[.$B61]*[.F$11]+[.$B62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55]*[.I$5]+[.$B56]*[.I$6]+[.$B57]*[.I$7]+[.$B58]*[.I$8]+[.$B59]*[.I$9]+[.$B60]*[.I$10]+[.$B61]*[.I$11]+[.$B62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62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7" table:formula="of:=([.C62]*([.C$1]-1)+[.$B63])/[.C$1]" office:value-type="float" office:value="0.000133571467651009" calcext:value-type="float">
            <text:p>0.0001</text:p>
          </table:table-cell>
          <table:table-cell table:style-name="ce7" table:formula="of:=AVERAGE([.B56:.B63])" office:value-type="float" office:value="0" calcext:value-type="float">
            <text:p>0.0000</text:p>
          </table:table-cell>
          <table:table-cell table:style-name="ce7" table:formula="of:=[.$B56]*[.F$5]+[.$B57]*[.F$6]+[.$B58]*[.F$7]+[.$B59]*[.F$8]+[.$B60]*[.F$9]+[.$B61]*[.F$10]+[.$B62]*[.F$11]+[.$B63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56]*[.I$5]+[.$B57]*[.I$6]+[.$B58]*[.I$7]+[.$B59]*[.I$8]+[.$B60]*[.I$9]+[.$B61]*[.I$10]+[.$B62]*[.I$11]+[.$B63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63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7" table:formula="of:=([.C63]*([.C$1]-1)+[.$B64])/[.C$1]" office:value-type="float" office:value="0.0000890476451006726" calcext:value-type="float">
            <text:p>0.0001</text:p>
          </table:table-cell>
          <table:table-cell table:style-name="ce7" table:formula="of:=AVERAGE([.B57:.B64])" office:value-type="float" office:value="0" calcext:value-type="float">
            <text:p>0.0000</text:p>
          </table:table-cell>
          <table:table-cell table:style-name="ce7" table:formula="of:=[.$B57]*[.F$5]+[.$B58]*[.F$6]+[.$B59]*[.F$7]+[.$B60]*[.F$8]+[.$B61]*[.F$9]+[.$B62]*[.F$10]+[.$B63]*[.F$11]+[.$B64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57]*[.I$5]+[.$B58]*[.I$6]+[.$B59]*[.I$7]+[.$B60]*[.I$8]+[.$B61]*[.I$9]+[.$B62]*[.I$10]+[.$B63]*[.I$11]+[.$B64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64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7" table:formula="of:=([.C64]*([.C$1]-1)+[.$B65])/[.C$1]" office:value-type="float" office:value="0.0000593650967337817" calcext:value-type="float">
            <text:p>0.0001</text:p>
          </table:table-cell>
          <table:table-cell table:style-name="ce7" table:formula="of:=AVERAGE([.B58:.B65])" office:value-type="float" office:value="0" calcext:value-type="float">
            <text:p>0.0000</text:p>
          </table:table-cell>
          <table:table-cell table:style-name="ce7" table:formula="of:=[.$B58]*[.F$5]+[.$B59]*[.F$6]+[.$B60]*[.F$7]+[.$B61]*[.F$8]+[.$B62]*[.F$9]+[.$B63]*[.F$10]+[.$B64]*[.F$11]+[.$B65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58]*[.I$5]+[.$B59]*[.I$6]+[.$B60]*[.I$7]+[.$B61]*[.I$8]+[.$B62]*[.I$9]+[.$B63]*[.I$10]+[.$B64]*[.I$11]+[.$B65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65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7" table:formula="of:=([.C65]*([.C$1]-1)+[.$B66])/[.C$1]" office:value-type="float" office:value="0.0000395767311558545" calcext:value-type="float">
            <text:p>0.0000</text:p>
          </table:table-cell>
          <table:table-cell table:style-name="ce7" table:formula="of:=AVERAGE([.B59:.B66])" office:value-type="float" office:value="0" calcext:value-type="float">
            <text:p>0.0000</text:p>
          </table:table-cell>
          <table:table-cell table:style-name="ce7" table:formula="of:=[.$B59]*[.F$5]+[.$B60]*[.F$6]+[.$B61]*[.F$7]+[.$B62]*[.F$8]+[.$B63]*[.F$9]+[.$B64]*[.F$10]+[.$B65]*[.F$11]+[.$B66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59]*[.I$5]+[.$B60]*[.I$6]+[.$B61]*[.I$7]+[.$B62]*[.I$8]+[.$B63]*[.I$9]+[.$B64]*[.I$10]+[.$B65]*[.I$11]+[.$B66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66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7" table:formula="of:=([.C66]*([.C$1]-1)+[.$B67])/[.C$1]" office:value-type="float" office:value="0.0000263844874372363" calcext:value-type="float">
            <text:p>0.0000</text:p>
          </table:table-cell>
          <table:table-cell table:style-name="ce7" table:formula="of:=AVERAGE([.B60:.B67])" office:value-type="float" office:value="0" calcext:value-type="float">
            <text:p>0.0000</text:p>
          </table:table-cell>
          <table:table-cell table:style-name="ce7" table:formula="of:=[.$B60]*[.F$5]+[.$B61]*[.F$6]+[.$B62]*[.F$7]+[.$B63]*[.F$8]+[.$B64]*[.F$9]+[.$B65]*[.F$10]+[.$B66]*[.F$11]+[.$B67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60]*[.I$5]+[.$B61]*[.I$6]+[.$B62]*[.I$7]+[.$B63]*[.I$8]+[.$B64]*[.I$9]+[.$B65]*[.I$10]+[.$B66]*[.I$11]+[.$B67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67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7" table:formula="of:=([.C67]*([.C$1]-1)+[.$B68])/[.C$1]" office:value-type="float" office:value="0.0000175896582914909" calcext:value-type="float">
            <text:p>0.0000</text:p>
          </table:table-cell>
          <table:table-cell table:style-name="ce7" table:formula="of:=AVERAGE([.B61:.B68])" office:value-type="float" office:value="0" calcext:value-type="float">
            <text:p>0.0000</text:p>
          </table:table-cell>
          <table:table-cell table:style-name="ce7" table:formula="of:=[.$B61]*[.F$5]+[.$B62]*[.F$6]+[.$B63]*[.F$7]+[.$B64]*[.F$8]+[.$B65]*[.F$9]+[.$B66]*[.F$10]+[.$B67]*[.F$11]+[.$B68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61]*[.I$5]+[.$B62]*[.I$6]+[.$B63]*[.I$7]+[.$B64]*[.I$8]+[.$B65]*[.I$9]+[.$B66]*[.I$10]+[.$B67]*[.I$11]+[.$B68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68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7" table:formula="of:=([.C68]*([.C$1]-1)+[.$B69])/[.C$1]" office:value-type="float" office:value="0.0000117264388609939" calcext:value-type="float">
            <text:p>0.0000</text:p>
          </table:table-cell>
          <table:table-cell table:style-name="ce7" table:formula="of:=AVERAGE([.B62:.B69])" office:value-type="float" office:value="0" calcext:value-type="float">
            <text:p>0.0000</text:p>
          </table:table-cell>
          <table:table-cell table:style-name="ce7" table:formula="of:=[.$B62]*[.F$5]+[.$B63]*[.F$6]+[.$B64]*[.F$7]+[.$B65]*[.F$8]+[.$B66]*[.F$9]+[.$B67]*[.F$10]+[.$B68]*[.F$11]+[.$B69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62]*[.I$5]+[.$B63]*[.I$6]+[.$B64]*[.I$7]+[.$B65]*[.I$8]+[.$B66]*[.I$9]+[.$B67]*[.I$10]+[.$B68]*[.I$11]+[.$B69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69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7" table:formula="of:=([.C69]*([.C$1]-1)+[.$B70])/[.C$1]" office:value-type="float" office:value="0.00000781762590732928" calcext:value-type="float">
            <text:p>0.0000</text:p>
          </table:table-cell>
          <table:table-cell table:style-name="ce7" table:formula="of:=AVERAGE([.B63:.B70])" office:value-type="float" office:value="0" calcext:value-type="float">
            <text:p>0.0000</text:p>
          </table:table-cell>
          <table:table-cell table:style-name="ce7" table:formula="of:=[.$B63]*[.F$5]+[.$B64]*[.F$6]+[.$B65]*[.F$7]+[.$B66]*[.F$8]+[.$B67]*[.F$9]+[.$B68]*[.F$10]+[.$B69]*[.F$11]+[.$B70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63]*[.I$5]+[.$B64]*[.I$6]+[.$B65]*[.I$7]+[.$B66]*[.I$8]+[.$B67]*[.I$9]+[.$B68]*[.I$10]+[.$B69]*[.I$11]+[.$B70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70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7" table:formula="of:=([.C70]*([.C$1]-1)+[.$B71])/[.C$1]" office:value-type="float" office:value="0.00000521175060488618" calcext:value-type="float">
            <text:p>0.0000</text:p>
          </table:table-cell>
          <table:table-cell table:style-name="ce7" table:formula="of:=AVERAGE([.B64:.B71])" office:value-type="float" office:value="0" calcext:value-type="float">
            <text:p>0.0000</text:p>
          </table:table-cell>
          <table:table-cell table:style-name="ce7" table:formula="of:=[.$B64]*[.F$5]+[.$B65]*[.F$6]+[.$B66]*[.F$7]+[.$B67]*[.F$8]+[.$B68]*[.F$9]+[.$B69]*[.F$10]+[.$B70]*[.F$11]+[.$B71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64]*[.I$5]+[.$B65]*[.I$6]+[.$B66]*[.I$7]+[.$B67]*[.I$8]+[.$B68]*[.I$9]+[.$B69]*[.I$10]+[.$B70]*[.I$11]+[.$B71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71]+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table:formula="of:=([.C71]*([.C$1]-1)+[.$B72])/[.C$1]" office:value-type="float" office:value="0.333336807833737" calcext:value-type="float">
            <text:p>0.3333</text:p>
          </table:table-cell>
          <table:table-cell table:style-name="ce7" table:formula="of:=AVERAGE([.B65:.B72])" office:value-type="float" office:value="0.125" calcext:value-type="float">
            <text:p>0.1250</text:p>
          </table:table-cell>
          <table:table-cell table:style-name="ce7" table:formula="of:=[.$B65]*[.F$5]+[.$B66]*[.F$6]+[.$B67]*[.F$7]+[.$B68]*[.F$8]+[.$B69]*[.F$9]+[.$B70]*[.F$10]+[.$B71]*[.F$11]+[.$B72]*[.F$12]" office:value-type="float" office:value="0.222222222222222" calcext:value-type="float">
            <text:p>0.2222</text:p>
          </table:table-cell>
          <table:table-cell table:number-columns-repeated="2"/>
          <table:table-cell table:style-name="ce7" table:formula="of:=[.$B65]*[.I$5]+[.$B66]*[.I$6]+[.$B67]*[.I$7]+[.$B68]*[.I$8]+[.$B69]*[.I$9]+[.$B70]*[.I$10]+[.$B71]*[.I$11]+[.$B72]*[.I$12]" office:value-type="float" office:value="0.501960784313726" calcext:value-type="float">
            <text:p>0.5020</text:p>
          </table:table-cell>
          <table:table-cell table:number-columns-repeated="2"/>
        </table:table-row>
        <table:table-row table:style-name="ro1">
          <table:table-cell table:style-name="ce3" table:formula="of:=[.A72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7" table:formula="of:=([.C72]*([.C$1]-1)+[.$B73])/[.C$1]" office:value-type="float" office:value="0.222224538555824" calcext:value-type="float">
            <text:p>0.2222</text:p>
          </table:table-cell>
          <table:table-cell table:style-name="ce7" table:formula="of:=AVERAGE([.B66:.B73])" office:value-type="float" office:value="0.125" calcext:value-type="float">
            <text:p>0.1250</text:p>
          </table:table-cell>
          <table:table-cell table:style-name="ce7" table:formula="of:=[.$B66]*[.F$5]+[.$B67]*[.F$6]+[.$B68]*[.F$7]+[.$B69]*[.F$8]+[.$B70]*[.F$9]+[.$B71]*[.F$10]+[.$B72]*[.F$11]+[.$B73]*[.F$12]" office:value-type="float" office:value="0.194444444444444" calcext:value-type="float">
            <text:p>0.1944</text:p>
          </table:table-cell>
          <table:table-cell table:number-columns-repeated="2"/>
          <table:table-cell table:style-name="ce7" table:formula="of:=[.$B66]*[.I$5]+[.$B67]*[.I$6]+[.$B68]*[.I$7]+[.$B69]*[.I$8]+[.$B70]*[.I$9]+[.$B71]*[.I$10]+[.$B72]*[.I$11]+[.$B73]*[.I$12]" office:value-type="float" office:value="0.250980392156863" calcext:value-type="float">
            <text:p>0.2510</text:p>
          </table:table-cell>
          <table:table-cell table:number-columns-repeated="2"/>
        </table:table-row>
        <table:table-row table:style-name="ro1">
          <table:table-cell table:style-name="ce3" table:formula="of:=[.A73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7" table:formula="of:=([.C73]*([.C$1]-1)+[.$B74])/[.C$1]" office:value-type="float" office:value="0.14814969237055" calcext:value-type="float">
            <text:p>0.1481</text:p>
          </table:table-cell>
          <table:table-cell table:style-name="ce7" table:formula="of:=AVERAGE([.B67:.B74])" office:value-type="float" office:value="0.125" calcext:value-type="float">
            <text:p>0.1250</text:p>
          </table:table-cell>
          <table:table-cell table:style-name="ce7" table:formula="of:=[.$B67]*[.F$5]+[.$B68]*[.F$6]+[.$B69]*[.F$7]+[.$B70]*[.F$8]+[.$B71]*[.F$9]+[.$B72]*[.F$10]+[.$B73]*[.F$11]+[.$B74]*[.F$12]" office:value-type="float" office:value="0.166666666666667" calcext:value-type="float">
            <text:p>0.1667</text:p>
          </table:table-cell>
          <table:table-cell table:number-columns-repeated="2"/>
          <table:table-cell table:style-name="ce7" table:formula="of:=[.$B67]*[.I$5]+[.$B68]*[.I$6]+[.$B69]*[.I$7]+[.$B70]*[.I$8]+[.$B71]*[.I$9]+[.$B72]*[.I$10]+[.$B73]*[.I$11]+[.$B74]*[.I$12]" office:value-type="float" office:value="0.125490196078431" calcext:value-type="float">
            <text:p>0.1255</text:p>
          </table:table-cell>
          <table:table-cell table:number-columns-repeated="2"/>
        </table:table-row>
        <table:table-row table:style-name="ro1">
          <table:table-cell table:style-name="ce3" table:formula="of:=[.A74]+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7" table:formula="of:=([.C74]*([.C$1]-1)+[.$B75])/[.C$1]" office:value-type="float" office:value="0.0987664615803664" calcext:value-type="float">
            <text:p>0.0988</text:p>
          </table:table-cell>
          <table:table-cell table:style-name="ce7" table:formula="of:=AVERAGE([.B68:.B75])" office:value-type="float" office:value="0.125" calcext:value-type="float">
            <text:p>0.1250</text:p>
          </table:table-cell>
          <table:table-cell table:style-name="ce7" table:formula="of:=[.$B68]*[.F$5]+[.$B69]*[.F$6]+[.$B70]*[.F$7]+[.$B71]*[.F$8]+[.$B72]*[.F$9]+[.$B73]*[.F$10]+[.$B74]*[.F$11]+[.$B75]*[.F$12]" office:value-type="float" office:value="0.138888888888889" calcext:value-type="float">
            <text:p>0.1389</text:p>
          </table:table-cell>
          <table:table-cell table:number-columns-repeated="2"/>
          <table:table-cell table:style-name="ce7" table:formula="of:=[.$B68]*[.I$5]+[.$B69]*[.I$6]+[.$B70]*[.I$7]+[.$B71]*[.I$8]+[.$B72]*[.I$9]+[.$B73]*[.I$10]+[.$B74]*[.I$11]+[.$B75]*[.I$12]" office:value-type="float" office:value="0.0627450980392157" calcext:value-type="float">
            <text:p>0.0627</text:p>
          </table:table-cell>
          <table:table-cell table:number-columns-repeated="2"/>
        </table:table-row>
        <table:table-row table:style-name="ro1">
          <table:table-cell table:style-name="ce3" table:formula="of:=[.A75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7" table:formula="of:=([.C75]*([.C$1]-1)+[.$B76])/[.C$1]" office:value-type="float" office:value="0.0658443077202443" calcext:value-type="float">
            <text:p>0.0658</text:p>
          </table:table-cell>
          <table:table-cell table:style-name="ce7" table:formula="of:=AVERAGE([.B69:.B76])" office:value-type="float" office:value="0.125" calcext:value-type="float">
            <text:p>0.1250</text:p>
          </table:table-cell>
          <table:table-cell table:style-name="ce7" table:formula="of:=[.$B69]*[.F$5]+[.$B70]*[.F$6]+[.$B71]*[.F$7]+[.$B72]*[.F$8]+[.$B73]*[.F$9]+[.$B74]*[.F$10]+[.$B75]*[.F$11]+[.$B76]*[.F$12]" office:value-type="float" office:value="0.111111111111111" calcext:value-type="float">
            <text:p>0.1111</text:p>
          </table:table-cell>
          <table:table-cell table:number-columns-repeated="2"/>
          <table:table-cell table:style-name="ce7" table:formula="of:=[.$B69]*[.I$5]+[.$B70]*[.I$6]+[.$B71]*[.I$7]+[.$B72]*[.I$8]+[.$B73]*[.I$9]+[.$B74]*[.I$10]+[.$B75]*[.I$11]+[.$B76]*[.I$12]" office:value-type="float" office:value="0.0313725490196078" calcext:value-type="float">
            <text:p>0.0314</text:p>
          </table:table-cell>
          <table:table-cell table:number-columns-repeated="2"/>
        </table:table-row>
        <table:table-row table:style-name="ro1">
          <table:table-cell table:style-name="ce3" table:formula="of:=[.A76]+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7" table:formula="of:=([.C76]*([.C$1]-1)+[.$B77])/[.C$1]" office:value-type="float" office:value="0.0438962051468295" calcext:value-type="float">
            <text:p>0.0439</text:p>
          </table:table-cell>
          <table:table-cell table:style-name="ce7" table:formula="of:=AVERAGE([.B70:.B77])" office:value-type="float" office:value="0.125" calcext:value-type="float">
            <text:p>0.1250</text:p>
          </table:table-cell>
          <table:table-cell table:style-name="ce7" table:formula="of:=[.$B70]*[.F$5]+[.$B71]*[.F$6]+[.$B72]*[.F$7]+[.$B73]*[.F$8]+[.$B74]*[.F$9]+[.$B75]*[.F$10]+[.$B76]*[.F$11]+[.$B77]*[.F$12]" office:value-type="float" office:value="0.0833333333333333" calcext:value-type="float">
            <text:p>0.0833</text:p>
          </table:table-cell>
          <table:table-cell table:number-columns-repeated="2"/>
          <table:table-cell table:style-name="ce7" table:formula="of:=[.$B70]*[.I$5]+[.$B71]*[.I$6]+[.$B72]*[.I$7]+[.$B73]*[.I$8]+[.$B74]*[.I$9]+[.$B75]*[.I$10]+[.$B76]*[.I$11]+[.$B77]*[.I$12]" office:value-type="float" office:value="0.0156862745098039" calcext:value-type="float">
            <text:p>0.0157</text:p>
          </table:table-cell>
          <table:table-cell table:number-columns-repeated="2"/>
        </table:table-row>
        <table:table-row table:style-name="ro1">
          <table:table-cell table:style-name="ce3" table:formula="of:=[.A77]+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7" table:formula="of:=([.C77]*([.C$1]-1)+[.$B78])/[.C$1]" office:value-type="float" office:value="0.029264136764553" calcext:value-type="float">
            <text:p>0.0293</text:p>
          </table:table-cell>
          <table:table-cell table:style-name="ce7" table:formula="of:=AVERAGE([.B71:.B78])" office:value-type="float" office:value="0.125" calcext:value-type="float">
            <text:p>0.1250</text:p>
          </table:table-cell>
          <table:table-cell table:style-name="ce7" table:formula="of:=[.$B71]*[.F$5]+[.$B72]*[.F$6]+[.$B73]*[.F$7]+[.$B74]*[.F$8]+[.$B75]*[.F$9]+[.$B76]*[.F$10]+[.$B77]*[.F$11]+[.$B78]*[.F$12]" office:value-type="float" office:value="0.0555555555555556" calcext:value-type="float">
            <text:p>0.0556</text:p>
          </table:table-cell>
          <table:table-cell table:number-columns-repeated="2"/>
          <table:table-cell table:style-name="ce7" table:formula="of:=[.$B71]*[.I$5]+[.$B72]*[.I$6]+[.$B73]*[.I$7]+[.$B74]*[.I$8]+[.$B75]*[.I$9]+[.$B76]*[.I$10]+[.$B77]*[.I$11]+[.$B78]*[.I$12]" office:value-type="float" office:value="0.00784313725490196" calcext:value-type="float">
            <text:p>0.0078</text:p>
          </table:table-cell>
          <table:table-cell table:number-columns-repeated="2"/>
        </table:table-row>
        <table:table-row table:style-name="ro1">
          <table:table-cell table:style-name="ce3" table:formula="of:=[.A78]+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" table:formula="of:=([.C78]*([.C$1]-1)+[.$B79])/[.C$1]" office:value-type="float" office:value="0.019509424509702" calcext:value-type="float">
            <text:p>0.0195</text:p>
          </table:table-cell>
          <table:table-cell table:style-name="ce7" table:formula="of:=AVERAGE([.B72:.B79])" office:value-type="float" office:value="0.125" calcext:value-type="float">
            <text:p>0.1250</text:p>
          </table:table-cell>
          <table:table-cell table:style-name="ce7" table:formula="of:=[.$B72]*[.F$5]+[.$B73]*[.F$6]+[.$B74]*[.F$7]+[.$B75]*[.F$8]+[.$B76]*[.F$9]+[.$B77]*[.F$10]+[.$B78]*[.F$11]+[.$B79]*[.F$12]" office:value-type="float" office:value="0.0277777777777778" calcext:value-type="float">
            <text:p>0.0278</text:p>
          </table:table-cell>
          <table:table-cell table:number-columns-repeated="2"/>
          <table:table-cell table:style-name="ce7" table:formula="of:=[.$B72]*[.I$5]+[.$B73]*[.I$6]+[.$B74]*[.I$7]+[.$B75]*[.I$8]+[.$B76]*[.I$9]+[.$B77]*[.I$10]+[.$B78]*[.I$11]+[.$B79]*[.I$12]" office:value-type="float" office:value="0.00392156862745098" calcext:value-type="float">
            <text:p>0.0039</text:p>
          </table:table-cell>
          <table:table-cell table:number-columns-repeated="2"/>
        </table:table-row>
        <table:table-row table:style-name="ro1">
          <table:table-cell table:style-name="ce3" table:formula="of:=[.A79]+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7" table:formula="of:=([.C79]*([.C$1]-1)+[.$B80])/[.C$1]" office:value-type="float" office:value="0.013006283006468" calcext:value-type="float">
            <text:p>0.0130</text:p>
          </table:table-cell>
          <table:table-cell table:style-name="ce7" table:formula="of:=AVERAGE([.B73:.B80])" office:value-type="float" office:value="0" calcext:value-type="float">
            <text:p>0.0000</text:p>
          </table:table-cell>
          <table:table-cell table:style-name="ce7" table:formula="of:=[.$B73]*[.F$5]+[.$B74]*[.F$6]+[.$B75]*[.F$7]+[.$B76]*[.F$8]+[.$B77]*[.F$9]+[.$B78]*[.F$10]+[.$B79]*[.F$11]+[.$B80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73]*[.I$5]+[.$B74]*[.I$6]+[.$B75]*[.I$7]+[.$B76]*[.I$8]+[.$B77]*[.I$9]+[.$B78]*[.I$10]+[.$B79]*[.I$11]+[.$B80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80]+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7" table:formula="of:=([.C80]*([.C$1]-1)+[.$B81])/[.C$1]" office:value-type="float" office:value="0.00867085533764534" calcext:value-type="float">
            <text:p>0.0087</text:p>
          </table:table-cell>
          <table:table-cell table:style-name="ce7" table:formula="of:=AVERAGE([.B74:.B81])" office:value-type="float" office:value="0" calcext:value-type="float">
            <text:p>0.0000</text:p>
          </table:table-cell>
          <table:table-cell table:style-name="ce7" table:formula="of:=[.$B74]*[.F$5]+[.$B75]*[.F$6]+[.$B76]*[.F$7]+[.$B77]*[.F$8]+[.$B78]*[.F$9]+[.$B79]*[.F$10]+[.$B80]*[.F$11]+[.$B81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74]*[.I$5]+[.$B75]*[.I$6]+[.$B76]*[.I$7]+[.$B77]*[.I$8]+[.$B78]*[.I$9]+[.$B79]*[.I$10]+[.$B80]*[.I$11]+[.$B81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81]+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7" table:formula="of:=([.C81]*([.C$1]-1)+[.$B82])/[.C$1]" office:value-type="float" office:value="0.00578057022509689" calcext:value-type="float">
            <text:p>0.0058</text:p>
          </table:table-cell>
          <table:table-cell table:style-name="ce7" table:formula="of:=AVERAGE([.B75:.B82])" office:value-type="float" office:value="0" calcext:value-type="float">
            <text:p>0.0000</text:p>
          </table:table-cell>
          <table:table-cell table:style-name="ce7" table:formula="of:=[.$B75]*[.F$5]+[.$B76]*[.F$6]+[.$B77]*[.F$7]+[.$B78]*[.F$8]+[.$B79]*[.F$9]+[.$B80]*[.F$10]+[.$B81]*[.F$11]+[.$B82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75]*[.I$5]+[.$B76]*[.I$6]+[.$B77]*[.I$7]+[.$B78]*[.I$8]+[.$B79]*[.I$9]+[.$B80]*[.I$10]+[.$B81]*[.I$11]+[.$B82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82]+1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7" table:formula="of:=([.C82]*([.C$1]-1)+[.$B83])/[.C$1]" office:value-type="float" office:value="0.00385371348339793" calcext:value-type="float">
            <text:p>0.0039</text:p>
          </table:table-cell>
          <table:table-cell table:style-name="ce7" table:formula="of:=AVERAGE([.B76:.B83])" office:value-type="float" office:value="0" calcext:value-type="float">
            <text:p>0.0000</text:p>
          </table:table-cell>
          <table:table-cell table:style-name="ce7" table:formula="of:=[.$B76]*[.F$5]+[.$B77]*[.F$6]+[.$B78]*[.F$7]+[.$B79]*[.F$8]+[.$B80]*[.F$9]+[.$B81]*[.F$10]+[.$B82]*[.F$11]+[.$B83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76]*[.I$5]+[.$B77]*[.I$6]+[.$B78]*[.I$7]+[.$B79]*[.I$8]+[.$B80]*[.I$9]+[.$B81]*[.I$10]+[.$B82]*[.I$11]+[.$B83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83]+1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7" table:formula="of:=([.C83]*([.C$1]-1)+[.$B84])/[.C$1]" office:value-type="float" office:value="0.00256914232226528" calcext:value-type="float">
            <text:p>0.0026</text:p>
          </table:table-cell>
          <table:table-cell table:style-name="ce7" table:formula="of:=AVERAGE([.B77:.B84])" office:value-type="float" office:value="0" calcext:value-type="float">
            <text:p>0.0000</text:p>
          </table:table-cell>
          <table:table-cell table:style-name="ce7" table:formula="of:=[.$B77]*[.F$5]+[.$B78]*[.F$6]+[.$B79]*[.F$7]+[.$B80]*[.F$8]+[.$B81]*[.F$9]+[.$B82]*[.F$10]+[.$B83]*[.F$11]+[.$B84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77]*[.I$5]+[.$B78]*[.I$6]+[.$B79]*[.I$7]+[.$B80]*[.I$8]+[.$B81]*[.I$9]+[.$B82]*[.I$10]+[.$B83]*[.I$11]+[.$B84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84]+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7" table:formula="of:=([.C84]*([.C$1]-1)+[.$B85])/[.C$1]" office:value-type="float" office:value="0.00171276154817686" calcext:value-type="float">
            <text:p>0.0017</text:p>
          </table:table-cell>
          <table:table-cell table:style-name="ce7" table:formula="of:=AVERAGE([.B78:.B85])" office:value-type="float" office:value="0" calcext:value-type="float">
            <text:p>0.0000</text:p>
          </table:table-cell>
          <table:table-cell table:style-name="ce7" table:formula="of:=[.$B78]*[.F$5]+[.$B79]*[.F$6]+[.$B80]*[.F$7]+[.$B81]*[.F$8]+[.$B82]*[.F$9]+[.$B83]*[.F$10]+[.$B84]*[.F$11]+[.$B85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78]*[.I$5]+[.$B79]*[.I$6]+[.$B80]*[.I$7]+[.$B81]*[.I$8]+[.$B82]*[.I$9]+[.$B83]*[.I$10]+[.$B84]*[.I$11]+[.$B85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85]+1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7" table:formula="of:=([.C85]*([.C$1]-1)+[.$B86])/[.C$1]" office:value-type="float" office:value="0.0011418410321179" calcext:value-type="float">
            <text:p>0.0011</text:p>
          </table:table-cell>
          <table:table-cell table:style-name="ce7" table:formula="of:=AVERAGE([.B79:.B86])" office:value-type="float" office:value="0" calcext:value-type="float">
            <text:p>0.0000</text:p>
          </table:table-cell>
          <table:table-cell table:style-name="ce7" table:formula="of:=[.$B79]*[.F$5]+[.$B80]*[.F$6]+[.$B81]*[.F$7]+[.$B82]*[.F$8]+[.$B83]*[.F$9]+[.$B84]*[.F$10]+[.$B85]*[.F$11]+[.$B86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79]*[.I$5]+[.$B80]*[.I$6]+[.$B81]*[.I$7]+[.$B82]*[.I$8]+[.$B83]*[.I$9]+[.$B84]*[.I$10]+[.$B85]*[.I$11]+[.$B86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86]+1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7" table:formula="of:=([.C86]*([.C$1]-1)+[.$B87])/[.C$1]" office:value-type="float" office:value="0.000761227354745269" calcext:value-type="float">
            <text:p>0.0008</text:p>
          </table:table-cell>
          <table:table-cell table:style-name="ce7" table:formula="of:=AVERAGE([.B80:.B87])" office:value-type="float" office:value="0" calcext:value-type="float">
            <text:p>0.0000</text:p>
          </table:table-cell>
          <table:table-cell table:style-name="ce7" table:formula="of:=[.$B80]*[.F$5]+[.$B81]*[.F$6]+[.$B82]*[.F$7]+[.$B83]*[.F$8]+[.$B84]*[.F$9]+[.$B85]*[.F$10]+[.$B86]*[.F$11]+[.$B87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80]*[.I$5]+[.$B81]*[.I$6]+[.$B82]*[.I$7]+[.$B83]*[.I$8]+[.$B84]*[.I$9]+[.$B85]*[.I$10]+[.$B86]*[.I$11]+[.$B87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87]+1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7" table:formula="of:=([.C87]*([.C$1]-1)+[.$B88])/[.C$1]" office:value-type="float" office:value="0.000507484903163513" calcext:value-type="float">
            <text:p>0.0005</text:p>
          </table:table-cell>
          <table:table-cell table:style-name="ce7" table:formula="of:=AVERAGE([.B81:.B88])" office:value-type="float" office:value="0" calcext:value-type="float">
            <text:p>0.0000</text:p>
          </table:table-cell>
          <table:table-cell table:style-name="ce7" table:formula="of:=[.$B81]*[.F$5]+[.$B82]*[.F$6]+[.$B83]*[.F$7]+[.$B84]*[.F$8]+[.$B85]*[.F$9]+[.$B86]*[.F$10]+[.$B87]*[.F$11]+[.$B88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81]*[.I$5]+[.$B82]*[.I$6]+[.$B83]*[.I$7]+[.$B84]*[.I$8]+[.$B85]*[.I$9]+[.$B86]*[.I$10]+[.$B87]*[.I$11]+[.$B88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88]+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7" table:formula="of:=([.C88]*([.C$1]-1)+[.$B89])/[.C$1]" office:value-type="float" office:value="0.000338323268775675" calcext:value-type="float">
            <text:p>0.0003</text:p>
          </table:table-cell>
          <table:table-cell table:style-name="ce7" table:formula="of:=AVERAGE([.B82:.B89])" office:value-type="float" office:value="0" calcext:value-type="float">
            <text:p>0.0000</text:p>
          </table:table-cell>
          <table:table-cell table:style-name="ce7" table:formula="of:=[.$B82]*[.F$5]+[.$B83]*[.F$6]+[.$B84]*[.F$7]+[.$B85]*[.F$8]+[.$B86]*[.F$9]+[.$B87]*[.F$10]+[.$B88]*[.F$11]+[.$B89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82]*[.I$5]+[.$B83]*[.I$6]+[.$B84]*[.I$7]+[.$B85]*[.I$8]+[.$B86]*[.I$9]+[.$B87]*[.I$10]+[.$B88]*[.I$11]+[.$B89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89]+1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7" table:formula="of:=([.C89]*([.C$1]-1)+[.$B90])/[.C$1]" office:value-type="float" office:value="0.00022554884585045" calcext:value-type="float">
            <text:p>0.0002</text:p>
          </table:table-cell>
          <table:table-cell table:style-name="ce7" table:formula="of:=AVERAGE([.B83:.B90])" office:value-type="float" office:value="0" calcext:value-type="float">
            <text:p>0.0000</text:p>
          </table:table-cell>
          <table:table-cell table:style-name="ce7" table:formula="of:=[.$B83]*[.F$5]+[.$B84]*[.F$6]+[.$B85]*[.F$7]+[.$B86]*[.F$8]+[.$B87]*[.F$9]+[.$B88]*[.F$10]+[.$B89]*[.F$11]+[.$B90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83]*[.I$5]+[.$B84]*[.I$6]+[.$B85]*[.I$7]+[.$B86]*[.I$8]+[.$B87]*[.I$9]+[.$B88]*[.I$10]+[.$B89]*[.I$11]+[.$B90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90]+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7" table:formula="of:=([.C90]*([.C$1]-1)+[.$B91])/[.C$1]" office:value-type="float" office:value="0.000150365897233633" calcext:value-type="float">
            <text:p>0.0002</text:p>
          </table:table-cell>
          <table:table-cell table:style-name="ce7" table:formula="of:=AVERAGE([.B84:.B91])" office:value-type="float" office:value="0" calcext:value-type="float">
            <text:p>0.0000</text:p>
          </table:table-cell>
          <table:table-cell table:style-name="ce7" table:formula="of:=[.$B84]*[.F$5]+[.$B85]*[.F$6]+[.$B86]*[.F$7]+[.$B87]*[.F$8]+[.$B88]*[.F$9]+[.$B89]*[.F$10]+[.$B90]*[.F$11]+[.$B91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84]*[.I$5]+[.$B85]*[.I$6]+[.$B86]*[.I$7]+[.$B87]*[.I$8]+[.$B88]*[.I$9]+[.$B89]*[.I$10]+[.$B90]*[.I$11]+[.$B91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91]+1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7" table:formula="of:=([.C91]*([.C$1]-1)+[.$B92])/[.C$1]" office:value-type="float" office:value="0.000100243931489089" calcext:value-type="float">
            <text:p>0.0001</text:p>
          </table:table-cell>
          <table:table-cell table:style-name="ce7" table:formula="of:=AVERAGE([.B85:.B92])" office:value-type="float" office:value="0" calcext:value-type="float">
            <text:p>0.0000</text:p>
          </table:table-cell>
          <table:table-cell table:style-name="ce7" table:formula="of:=[.$B85]*[.F$5]+[.$B86]*[.F$6]+[.$B87]*[.F$7]+[.$B88]*[.F$8]+[.$B89]*[.F$9]+[.$B90]*[.F$10]+[.$B91]*[.F$11]+[.$B92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85]*[.I$5]+[.$B86]*[.I$6]+[.$B87]*[.I$7]+[.$B88]*[.I$8]+[.$B89]*[.I$9]+[.$B90]*[.I$10]+[.$B91]*[.I$11]+[.$B92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92]+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7" table:formula="of:=([.C92]*([.C$1]-1)+[.$B93])/[.C$1]" office:value-type="float" office:value="0.0000668292876593926" calcext:value-type="float">
            <text:p>0.0001</text:p>
          </table:table-cell>
          <table:table-cell table:style-name="ce7" table:formula="of:=AVERAGE([.B86:.B93])" office:value-type="float" office:value="0" calcext:value-type="float">
            <text:p>0.0000</text:p>
          </table:table-cell>
          <table:table-cell table:style-name="ce7" table:formula="of:=[.$B86]*[.F$5]+[.$B87]*[.F$6]+[.$B88]*[.F$7]+[.$B89]*[.F$8]+[.$B90]*[.F$9]+[.$B91]*[.F$10]+[.$B92]*[.F$11]+[.$B93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86]*[.I$5]+[.$B87]*[.I$6]+[.$B88]*[.I$7]+[.$B89]*[.I$8]+[.$B90]*[.I$9]+[.$B91]*[.I$10]+[.$B92]*[.I$11]+[.$B93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93]+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7" table:formula="of:=([.C93]*([.C$1]-1)+[.$B94])/[.C$1]" office:value-type="float" office:value="0.0000445528584395951" calcext:value-type="float">
            <text:p>0.0000</text:p>
          </table:table-cell>
          <table:table-cell table:style-name="ce7" table:formula="of:=AVERAGE([.B87:.B94])" office:value-type="float" office:value="0" calcext:value-type="float">
            <text:p>0.0000</text:p>
          </table:table-cell>
          <table:table-cell table:style-name="ce7" table:formula="of:=[.$B87]*[.F$5]+[.$B88]*[.F$6]+[.$B89]*[.F$7]+[.$B90]*[.F$8]+[.$B91]*[.F$9]+[.$B92]*[.F$10]+[.$B93]*[.F$11]+[.$B94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87]*[.I$5]+[.$B88]*[.I$6]+[.$B89]*[.I$7]+[.$B90]*[.I$8]+[.$B91]*[.I$9]+[.$B92]*[.I$10]+[.$B93]*[.I$11]+[.$B94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94]+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7" table:formula="of:=([.C94]*([.C$1]-1)+[.$B95])/[.C$1]" office:value-type="float" office:value="0.0000297019056263967" calcext:value-type="float">
            <text:p>0.0000</text:p>
          </table:table-cell>
          <table:table-cell table:style-name="ce7" table:formula="of:=AVERAGE([.B88:.B95])" office:value-type="float" office:value="0" calcext:value-type="float">
            <text:p>0.0000</text:p>
          </table:table-cell>
          <table:table-cell table:style-name="ce7" table:formula="of:=[.$B88]*[.F$5]+[.$B89]*[.F$6]+[.$B90]*[.F$7]+[.$B91]*[.F$8]+[.$B92]*[.F$9]+[.$B93]*[.F$10]+[.$B94]*[.F$11]+[.$B95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88]*[.I$5]+[.$B89]*[.I$6]+[.$B90]*[.I$7]+[.$B91]*[.I$8]+[.$B92]*[.I$9]+[.$B93]*[.I$10]+[.$B94]*[.I$11]+[.$B95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95]+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7" table:formula="of:=([.C95]*([.C$1]-1)+[.$B96])/[.C$1]" office:value-type="float" office:value="0.0000198012704175978" calcext:value-type="float">
            <text:p>0.0000</text:p>
          </table:table-cell>
          <table:table-cell table:style-name="ce7" table:formula="of:=AVERAGE([.B89:.B96])" office:value-type="float" office:value="0" calcext:value-type="float">
            <text:p>0.0000</text:p>
          </table:table-cell>
          <table:table-cell table:style-name="ce7" table:formula="of:=[.$B89]*[.F$5]+[.$B90]*[.F$6]+[.$B91]*[.F$7]+[.$B92]*[.F$8]+[.$B93]*[.F$9]+[.$B94]*[.F$10]+[.$B95]*[.F$11]+[.$B96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89]*[.I$5]+[.$B90]*[.I$6]+[.$B91]*[.I$7]+[.$B92]*[.I$8]+[.$B93]*[.I$9]+[.$B94]*[.I$10]+[.$B95]*[.I$11]+[.$B96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96]+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7" table:formula="of:=([.C96]*([.C$1]-1)+[.$B97])/[.C$1]" office:value-type="float" office:value="0.0000132008469450652" calcext:value-type="float">
            <text:p>0.0000</text:p>
          </table:table-cell>
          <table:table-cell table:style-name="ce7" table:formula="of:=AVERAGE([.B90:.B97])" office:value-type="float" office:value="0" calcext:value-type="float">
            <text:p>0.0000</text:p>
          </table:table-cell>
          <table:table-cell table:style-name="ce7" table:formula="of:=[.$B90]*[.F$5]+[.$B91]*[.F$6]+[.$B92]*[.F$7]+[.$B93]*[.F$8]+[.$B94]*[.F$9]+[.$B95]*[.F$10]+[.$B96]*[.F$11]+[.$B97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90]*[.I$5]+[.$B91]*[.I$6]+[.$B92]*[.I$7]+[.$B93]*[.I$8]+[.$B94]*[.I$9]+[.$B95]*[.I$10]+[.$B96]*[.I$11]+[.$B97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97]+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7" table:formula="of:=([.C97]*([.C$1]-1)+[.$B98])/[.C$1]" office:value-type="float" office:value="0.00000880056463004348" calcext:value-type="float">
            <text:p>0.0000</text:p>
          </table:table-cell>
          <table:table-cell table:style-name="ce7" table:formula="of:=AVERAGE([.B91:.B98])" office:value-type="float" office:value="0" calcext:value-type="float">
            <text:p>0.0000</text:p>
          </table:table-cell>
          <table:table-cell table:style-name="ce7" table:formula="of:=[.$B91]*[.F$5]+[.$B92]*[.F$6]+[.$B93]*[.F$7]+[.$B94]*[.F$8]+[.$B95]*[.F$9]+[.$B96]*[.F$10]+[.$B97]*[.F$11]+[.$B98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91]*[.I$5]+[.$B92]*[.I$6]+[.$B93]*[.I$7]+[.$B94]*[.I$8]+[.$B95]*[.I$9]+[.$B96]*[.I$10]+[.$B97]*[.I$11]+[.$B98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98]+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7" table:formula="of:=([.C98]*([.C$1]-1)+[.$B99])/[.C$1]" office:value-type="float" office:value="0.00000586704308669565" calcext:value-type="float">
            <text:p>0.0000</text:p>
          </table:table-cell>
          <table:table-cell table:style-name="ce7" table:formula="of:=AVERAGE([.B92:.B99])" office:value-type="float" office:value="0" calcext:value-type="float">
            <text:p>0.0000</text:p>
          </table:table-cell>
          <table:table-cell table:style-name="ce7" table:formula="of:=[.$B92]*[.F$5]+[.$B93]*[.F$6]+[.$B94]*[.F$7]+[.$B95]*[.F$8]+[.$B96]*[.F$9]+[.$B97]*[.F$10]+[.$B98]*[.F$11]+[.$B99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92]*[.I$5]+[.$B93]*[.I$6]+[.$B94]*[.I$7]+[.$B95]*[.I$8]+[.$B96]*[.I$9]+[.$B97]*[.I$10]+[.$B98]*[.I$11]+[.$B99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99]+1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7" table:formula="of:=([.C99]*([.C$1]-1)+[.$B100])/[.C$1]" office:value-type="float" office:value="0.0000039113620577971" calcext:value-type="float">
            <text:p>0.0000</text:p>
          </table:table-cell>
          <table:table-cell table:style-name="ce7" table:formula="of:=AVERAGE([.B93:.B100])" office:value-type="float" office:value="0" calcext:value-type="float">
            <text:p>0.0000</text:p>
          </table:table-cell>
          <table:table-cell table:style-name="ce7" table:formula="of:=[.$B93]*[.F$5]+[.$B94]*[.F$6]+[.$B95]*[.F$7]+[.$B96]*[.F$8]+[.$B97]*[.F$9]+[.$B98]*[.F$10]+[.$B99]*[.F$11]+[.$B100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93]*[.I$5]+[.$B94]*[.I$6]+[.$B95]*[.I$7]+[.$B96]*[.I$8]+[.$B97]*[.I$9]+[.$B98]*[.I$10]+[.$B99]*[.I$11]+[.$B100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00]+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7" table:formula="of:=([.C100]*([.C$1]-1)+[.$B101])/[.C$1]" office:value-type="float" office:value="0.00000260757470519807" calcext:value-type="float">
            <text:p>0.0000</text:p>
          </table:table-cell>
          <table:table-cell table:style-name="ce7" table:formula="of:=AVERAGE([.B94:.B101])" office:value-type="float" office:value="0" calcext:value-type="float">
            <text:p>0.0000</text:p>
          </table:table-cell>
          <table:table-cell table:style-name="ce7" table:formula="of:=[.$B94]*[.F$5]+[.$B95]*[.F$6]+[.$B96]*[.F$7]+[.$B97]*[.F$8]+[.$B98]*[.F$9]+[.$B99]*[.F$10]+[.$B100]*[.F$11]+[.$B101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94]*[.I$5]+[.$B95]*[.I$6]+[.$B96]*[.I$7]+[.$B97]*[.I$8]+[.$B98]*[.I$9]+[.$B99]*[.I$10]+[.$B100]*[.I$11]+[.$B101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01]+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7" table:formula="of:=([.C101]*([.C$1]-1)+[.$B102])/[.C$1]" office:value-type="float" office:value="0.00000173838313679871" calcext:value-type="float">
            <text:p>0.0000</text:p>
          </table:table-cell>
          <table:table-cell table:style-name="ce7" table:formula="of:=AVERAGE([.B95:.B102])" office:value-type="float" office:value="0" calcext:value-type="float">
            <text:p>0.0000</text:p>
          </table:table-cell>
          <table:table-cell table:style-name="ce7" table:formula="of:=[.$B95]*[.F$5]+[.$B96]*[.F$6]+[.$B97]*[.F$7]+[.$B98]*[.F$8]+[.$B99]*[.F$9]+[.$B100]*[.F$10]+[.$B101]*[.F$11]+[.$B102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95]*[.I$5]+[.$B96]*[.I$6]+[.$B97]*[.I$7]+[.$B98]*[.I$8]+[.$B99]*[.I$9]+[.$B100]*[.I$10]+[.$B101]*[.I$11]+[.$B102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02]+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7" table:formula="of:=([.C102]*([.C$1]-1)+[.$B103])/[.C$1]" office:value-type="float" office:value="0.00000115892209119914" calcext:value-type="float">
            <text:p>0.0000</text:p>
          </table:table-cell>
          <table:table-cell table:style-name="ce7" table:formula="of:=AVERAGE([.B96:.B103])" office:value-type="float" office:value="0" calcext:value-type="float">
            <text:p>0.0000</text:p>
          </table:table-cell>
          <table:table-cell table:style-name="ce7" table:formula="of:=[.$B96]*[.F$5]+[.$B97]*[.F$6]+[.$B98]*[.F$7]+[.$B99]*[.F$8]+[.$B100]*[.F$9]+[.$B101]*[.F$10]+[.$B102]*[.F$11]+[.$B103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96]*[.I$5]+[.$B97]*[.I$6]+[.$B98]*[.I$7]+[.$B99]*[.I$8]+[.$B100]*[.I$9]+[.$B101]*[.I$10]+[.$B102]*[.I$11]+[.$B103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03]+1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7" table:formula="of:=([.C103]*([.C$1]-1)+[.$B104])/[.C$1]" office:value-type="float" office:value="0.000000772614727466094" calcext:value-type="float">
            <text:p>0.0000</text:p>
          </table:table-cell>
          <table:table-cell table:style-name="ce7" table:formula="of:=AVERAGE([.B97:.B104])" office:value-type="float" office:value="0" calcext:value-type="float">
            <text:p>0.0000</text:p>
          </table:table-cell>
          <table:table-cell table:style-name="ce7" table:formula="of:=[.$B97]*[.F$5]+[.$B98]*[.F$6]+[.$B99]*[.F$7]+[.$B100]*[.F$8]+[.$B101]*[.F$9]+[.$B102]*[.F$10]+[.$B103]*[.F$11]+[.$B104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97]*[.I$5]+[.$B98]*[.I$6]+[.$B99]*[.I$7]+[.$B100]*[.I$8]+[.$B101]*[.I$9]+[.$B102]*[.I$10]+[.$B103]*[.I$11]+[.$B104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04]+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7" table:formula="of:=([.C104]*([.C$1]-1)+[.$B105])/[.C$1]" office:value-type="float" office:value="0.000000515076484977396" calcext:value-type="float">
            <text:p>0.0000</text:p>
          </table:table-cell>
          <table:table-cell table:style-name="ce7" table:formula="of:=AVERAGE([.B98:.B105])" office:value-type="float" office:value="0" calcext:value-type="float">
            <text:p>0.0000</text:p>
          </table:table-cell>
          <table:table-cell table:style-name="ce7" table:formula="of:=[.$B98]*[.F$5]+[.$B99]*[.F$6]+[.$B100]*[.F$7]+[.$B101]*[.F$8]+[.$B102]*[.F$9]+[.$B103]*[.F$10]+[.$B104]*[.F$11]+[.$B105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98]*[.I$5]+[.$B99]*[.I$6]+[.$B100]*[.I$7]+[.$B101]*[.I$8]+[.$B102]*[.I$9]+[.$B103]*[.I$10]+[.$B104]*[.I$11]+[.$B105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05]+1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ce7" table:formula="of:=([.C105]*([.C$1]-1)+[.$B106])/[.C$1]" office:value-type="float" office:value="0.000000343384323318264" calcext:value-type="float">
            <text:p>0.0000</text:p>
          </table:table-cell>
          <table:table-cell table:style-name="ce7" table:formula="of:=AVERAGE([.B99:.B106])" office:value-type="float" office:value="0" calcext:value-type="float">
            <text:p>0.0000</text:p>
          </table:table-cell>
          <table:table-cell table:style-name="ce7" table:formula="of:=[.$B99]*[.F$5]+[.$B100]*[.F$6]+[.$B101]*[.F$7]+[.$B102]*[.F$8]+[.$B103]*[.F$9]+[.$B104]*[.F$10]+[.$B105]*[.F$11]+[.$B106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99]*[.I$5]+[.$B100]*[.I$6]+[.$B101]*[.I$7]+[.$B102]*[.I$8]+[.$B103]*[.I$9]+[.$B104]*[.I$10]+[.$B105]*[.I$11]+[.$B106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06]+1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7" table:formula="of:=([.C106]*([.C$1]-1)+[.$B107])/[.C$1]" office:value-type="float" office:value="0.000000228922882212176" calcext:value-type="float">
            <text:p>0.0000</text:p>
          </table:table-cell>
          <table:table-cell table:style-name="ce7" table:formula="of:=AVERAGE([.B100:.B107])" office:value-type="float" office:value="0" calcext:value-type="float">
            <text:p>0.0000</text:p>
          </table:table-cell>
          <table:table-cell table:style-name="ce7" table:formula="of:=[.$B100]*[.F$5]+[.$B101]*[.F$6]+[.$B102]*[.F$7]+[.$B103]*[.F$8]+[.$B104]*[.F$9]+[.$B105]*[.F$10]+[.$B106]*[.F$11]+[.$B107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100]*[.I$5]+[.$B101]*[.I$6]+[.$B102]*[.I$7]+[.$B103]*[.I$8]+[.$B104]*[.I$9]+[.$B105]*[.I$10]+[.$B106]*[.I$11]+[.$B107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07]+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7" table:formula="of:=([.C107]*([.C$1]-1)+[.$B108])/[.C$1]" office:value-type="float" office:value="0.000000152615254808117" calcext:value-type="float">
            <text:p>0.0000</text:p>
          </table:table-cell>
          <table:table-cell table:style-name="ce7" table:formula="of:=AVERAGE([.B101:.B108])" office:value-type="float" office:value="0" calcext:value-type="float">
            <text:p>0.0000</text:p>
          </table:table-cell>
          <table:table-cell table:style-name="ce7" table:formula="of:=[.$B101]*[.F$5]+[.$B102]*[.F$6]+[.$B103]*[.F$7]+[.$B104]*[.F$8]+[.$B105]*[.F$9]+[.$B106]*[.F$10]+[.$B107]*[.F$11]+[.$B108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101]*[.I$5]+[.$B102]*[.I$6]+[.$B103]*[.I$7]+[.$B104]*[.I$8]+[.$B105]*[.I$9]+[.$B106]*[.I$10]+[.$B107]*[.I$11]+[.$B108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08]+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7" table:formula="of:=([.C108]*([.C$1]-1)+[.$B109])/[.C$1]" office:value-type="float" office:value="0.000000101743503205412" calcext:value-type="float">
            <text:p>0.0000</text:p>
          </table:table-cell>
          <table:table-cell table:style-name="ce7" table:formula="of:=AVERAGE([.B102:.B109])" office:value-type="float" office:value="0" calcext:value-type="float">
            <text:p>0.0000</text:p>
          </table:table-cell>
          <table:table-cell table:style-name="ce7" table:formula="of:=[.$B102]*[.F$5]+[.$B103]*[.F$6]+[.$B104]*[.F$7]+[.$B105]*[.F$8]+[.$B106]*[.F$9]+[.$B107]*[.F$10]+[.$B108]*[.F$11]+[.$B109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102]*[.I$5]+[.$B103]*[.I$6]+[.$B104]*[.I$7]+[.$B105]*[.I$8]+[.$B106]*[.I$9]+[.$B107]*[.I$10]+[.$B108]*[.I$11]+[.$B109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09]+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7" table:formula="of:=([.C109]*([.C$1]-1)+[.$B110])/[.C$1]" office:value-type="float" office:value="0.0000000678290021369411" calcext:value-type="float">
            <text:p>0.0000</text:p>
          </table:table-cell>
          <table:table-cell table:style-name="ce7" table:formula="of:=AVERAGE([.B103:.B110])" office:value-type="float" office:value="0" calcext:value-type="float">
            <text:p>0.0000</text:p>
          </table:table-cell>
          <table:table-cell table:style-name="ce7" table:formula="of:=[.$B103]*[.F$5]+[.$B104]*[.F$6]+[.$B105]*[.F$7]+[.$B106]*[.F$8]+[.$B107]*[.F$9]+[.$B108]*[.F$10]+[.$B109]*[.F$11]+[.$B110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103]*[.I$5]+[.$B104]*[.I$6]+[.$B105]*[.I$7]+[.$B106]*[.I$8]+[.$B107]*[.I$9]+[.$B108]*[.I$10]+[.$B109]*[.I$11]+[.$B110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10]+1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7" table:formula="of:=([.C110]*([.C$1]-1)+[.$B111])/[.C$1]" office:value-type="float" office:value="0.0000000452193347579607" calcext:value-type="float">
            <text:p>0.0000</text:p>
          </table:table-cell>
          <table:table-cell table:style-name="ce7" table:formula="of:=AVERAGE([.B104:.B111])" office:value-type="float" office:value="0" calcext:value-type="float">
            <text:p>0.0000</text:p>
          </table:table-cell>
          <table:table-cell table:style-name="ce7" table:formula="of:=[.$B104]*[.F$5]+[.$B105]*[.F$6]+[.$B106]*[.F$7]+[.$B107]*[.F$8]+[.$B108]*[.F$9]+[.$B109]*[.F$10]+[.$B110]*[.F$11]+[.$B111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104]*[.I$5]+[.$B105]*[.I$6]+[.$B106]*[.I$7]+[.$B107]*[.I$8]+[.$B108]*[.I$9]+[.$B109]*[.I$10]+[.$B110]*[.I$11]+[.$B111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>
          <table:table-cell table:style-name="ce3" table:formula="of:=[.A111]+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" table:formula="of:=([.C111]*([.C$1]-1)+[.$B112])/[.C$1]" office:value-type="float" office:value="0.0000000301462231719738" calcext:value-type="float">
            <text:p>0.0000</text:p>
          </table:table-cell>
          <table:table-cell table:style-name="ce7" table:formula="of:=AVERAGE([.B105:.B112])" office:value-type="float" office:value="0" calcext:value-type="float">
            <text:p>0.0000</text:p>
          </table:table-cell>
          <table:table-cell table:style-name="ce7" table:formula="of:=[.$B105]*[.F$5]+[.$B106]*[.F$6]+[.$B107]*[.F$7]+[.$B108]*[.F$8]+[.$B109]*[.F$9]+[.$B110]*[.F$10]+[.$B111]*[.F$11]+[.$B112]*[.F$12]" office:value-type="float" office:value="0" calcext:value-type="float">
            <text:p>0.0000</text:p>
          </table:table-cell>
          <table:table-cell table:number-columns-repeated="2"/>
          <table:table-cell table:style-name="ce7" table:formula="of:=[.$B105]*[.I$5]+[.$B106]*[.I$6]+[.$B107]*[.I$7]+[.$B108]*[.I$8]+[.$B109]*[.I$9]+[.$B110]*[.I$10]+[.$B111]*[.I$11]+[.$B112]*[.I$12]" office:value-type="float" office:value="0" calcext:value-type="float">
            <text:p>0.0000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 table:number-rows-repeated="10484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0T22:37:15.279000000</meta:creation-date>
    <dc:date>2020-03-31T22:57:47.751000000</dc:date>
    <meta:editing-duration>PT1H7M1S</meta:editing-duration>
    <meta:editing-cycles>24</meta:editing-cycles>
    <meta:generator>LibreOffice/6.3.4.2$Windows_X86_64 LibreOffice_project/60da17e045e08f1793c57c00ba83cdfce946d0aa</meta:generator>
    <meta:document-statistic meta:table-count="1" meta:cell-count="693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09cm" svg:height="9cm" xlink:href=".." xlink:type="simple" chart:class="chart:scatter" chart:column-mapping="0 2 3 1" chart:style-name="ch1">
        <chart:legend chart:legend-position="end" svg:x="32.48cm" svg:y="3.19cm" style:legend-expansion="high" chart:style-name="ch2"/>
        <chart:plot-area chart:style-name="ch3" table:cell-range-address="Sheet1.A12:Sheet1.B112 Sheet1.B3:Sheet1.E3 Sheet1.C12:Sheet1.E112 Sheet1.H3:Sheet1.H3 Sheet1.H12:Sheet1.H112" chart:data-source-has-labels="row" svg:x="0.7cm" svg:y="0.18cm" svg:width="31.08cm" svg:height="8.64cm">
          <chartooo:coordinate-region svg:x="2.009cm" svg:y="0.383cm" svg:width="29.579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2:Sheet1.C112" chart:label-cell-address="Sheet1.C3:Sheet1.C3" chart:class="chart:scatter">
            <chart:domain table:cell-range-address="Sheet1.A12:Sheet1.A112"/>
            <chart:data-point chart:repeated="101"/>
          </chart:series>
          <chart:series chart:style-name="ch8" chart:values-cell-range-address="Sheet1.D12:Sheet1.D112" chart:label-cell-address="Sheet1.D3:Sheet1.D3" chart:class="chart:scatter">
            <chart:data-point chart:repeated="101"/>
          </chart:series>
          <chart:series chart:style-name="ch9" chart:values-cell-range-address="Sheet1.H12:Sheet1.H112" chart:label-cell-address="Sheet1.H3:Sheet1.H3" chart:class="chart:scatter">
            <chart:data-point chart:repeated="101"/>
          </chart:series>
          <chart:series chart:style-name="ch10" chart:values-cell-range-address="Sheet1.E12:Sheet1.E112" chart:label-cell-address="Sheet1.E3:Sheet1.E3" chart:class="chart:scatter">
            <chart:data-point chart:repeated="101"/>
          </chart:series>
          <chart:series chart:style-name="ch11" chart:values-cell-range-address="Sheet1.B12:Sheet1.B112" chart:label-cell-address="Sheet1.B3:Sheet1.B3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N-1)/N</text:p>
                <draw:g>
                  <svg:desc>Sheet1.C3:Sheet1.C3</svg:desc>
                </draw:g>
              </table:table-cell>
              <table:table-cell office:value-type="string">
                <text:p>AVG</text:p>
                <draw:g>
                  <svg:desc>Sheet1.D3:Sheet1.D3</svg:desc>
                </draw:g>
              </table:table-cell>
              <table:table-cell office:value-type="string">
                <text:p>FIR2</text:p>
                <draw:g>
                  <svg:desc>Sheet1.H3:Sheet1.H3</svg:desc>
                </draw:g>
              </table:table-cell>
              <table:table-cell office:value-type="string">
                <text:p>FIR1</text:p>
                <draw:g>
                  <svg:desc>Sheet1.E3:Sheet1.E3</svg:desc>
                </draw:g>
              </table:table-cell>
              <table:table-cell office:value-type="string">
                <text:p>Input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2:Sheet1.A112</svg:desc>
                </draw:g>
              </table:table-cell>
              <table:table-cell office:value-type="float" office:value="0">
                <text:p>0</text:p>
                <draw:g>
                  <svg:desc>Sheet1.C12:Sheet1.C112</svg:desc>
                </draw:g>
              </table:table-cell>
              <table:table-cell office:value-type="float" office:value="0">
                <text:p>0</text:p>
                <draw:g>
                  <svg:desc>Sheet1.D12:Sheet1.D112</svg:desc>
                </draw:g>
              </table:table-cell>
              <table:table-cell office:value-type="float" office:value="0">
                <text:p>0</text:p>
                <draw:g>
                  <svg:desc>Sheet1.H12:Sheet1.H112</svg:desc>
                </draw:g>
              </table:table-cell>
              <table:table-cell office:value-type="float" office:value="0">
                <text:p>0</text:p>
                <draw:g>
                  <svg:desc>Sheet1.E12:Sheet1.E112</svg:desc>
                </draw:g>
              </table:table-cell>
              <table:table-cell office:value-type="float" office:value="0">
                <text:p>0</text:p>
                <draw:g>
                  <svg:desc>Sheet1.B12:Sheet1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313725490196078">
                <text:p>0.0313725490196078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234375">
                <text:p>0.0234375</text:p>
              </table:table-cell>
              <table:table-cell office:value-type="float" office:value="0.0784313725490196">
                <text:p>0.0784313725490196</text:p>
              </table:table-cell>
              <table:table-cell office:value-type="float" office:value="0.0399305555555556">
                <text:p>0.039930555555555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99537037037037">
                <text:p>0.099537037037037</text:p>
              </table:table-cell>
              <table:table-cell office:value-type="float" office:value="0.046875">
                <text:p>0.04687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49691358024691">
                <text:p>0.149691358024691</text:p>
              </table:table-cell>
              <table:table-cell office:value-type="float" office:value="0.078125">
                <text:p>0.078125</text:p>
              </table:table-cell>
              <table:table-cell office:value-type="float" office:value="0.192156862745098">
                <text:p>0.192156862745098</text:p>
              </table:table-cell>
              <table:table-cell office:value-type="float" office:value="0.121527777777778">
                <text:p>0.12152777777777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3960905349794">
                <text:p>0.203960905349794</text:p>
              </table:table-cell>
              <table:table-cell office:value-type="float" office:value="0.1171875">
                <text:p>0.1171875</text:p>
              </table:table-cell>
              <table:table-cell office:value-type="float" office:value="0.252941176470588">
                <text:p>0.252941176470588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60973936899863">
                <text:p>0.260973936899863</text:p>
              </table:table-cell>
              <table:table-cell office:value-type="float" office:value="0.1640625">
                <text:p>0.1640625</text:p>
              </table:table-cell>
              <table:table-cell office:value-type="float" office:value="0.314705882352941">
                <text:p>0.314705882352941</text:p>
              </table:table-cell>
              <table:table-cell office:value-type="float" office:value="0.230902777777778">
                <text:p>0.23090277777777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19815957933242">
                <text:p>0.319815957933242</text:p>
              </table:table-cell>
              <table:table-cell office:value-type="float" office:value="0.21875">
                <text:p>0.21875</text:p>
              </table:table-cell>
              <table:table-cell office:value-type="float" office:value="0.376960784313725">
                <text:p>0.376960784313725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79877305288828">
                <text:p>0.379877305288828</text:p>
              </table:table-cell>
              <table:table-cell office:value-type="float" office:value="0.28125">
                <text:p>0.28125</text:p>
              </table:table-cell>
              <table:table-cell office:value-type="float" office:value="0.439460784313726">
                <text:p>0.439460784313726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40751536859219">
                <text:p>0.440751536859219</text:p>
              </table:table-cell>
              <table:table-cell office:value-type="float" office:value="0.34375">
                <text:p>0.34375</text:p>
              </table:table-cell>
              <table:table-cell office:value-type="float" office:value="0.501960784313726">
                <text:p>0.50196078431372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02167691239479">
                <text:p>0.502167691239479</text:p>
              </table:table-cell>
              <table:table-cell office:value-type="float" office:value="0.40625">
                <text:p>0.40625</text:p>
              </table:table-cell>
              <table:table-cell office:value-type="float" office:value="0.564460784313726">
                <text:p>0.564460784313726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63945127492986">
                <text:p>0.563945127492986</text:p>
              </table:table-cell>
              <table:table-cell office:value-type="float" office:value="0.46875">
                <text:p>0.46875</text:p>
              </table:table-cell>
              <table:table-cell office:value-type="float" office:value="0.626960784313726">
                <text:p>0.626960784313726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25963418328657">
                <text:p>0.625963418328657</text:p>
              </table:table-cell>
              <table:table-cell office:value-type="float" office:value="0.53125">
                <text:p>0.53125</text:p>
              </table:table-cell>
              <table:table-cell office:value-type="float" office:value="0.689460784313726">
                <text:p>0.689460784313726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88142278885772">
                <text:p>0.688142278885772</text:p>
              </table:table-cell>
              <table:table-cell office:value-type="float" office:value="0.59375">
                <text:p>0.59375</text:p>
              </table:table-cell>
              <table:table-cell office:value-type="float" office:value="0.751960784313726">
                <text:p>0.75196078431372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50428185923848">
                <text:p>0.750428185923848</text:p>
              </table:table-cell>
              <table:table-cell office:value-type="float" office:value="0.65625">
                <text:p>0.65625</text:p>
              </table:table-cell>
              <table:table-cell office:value-type="float" office:value="0.814460784313726">
                <text:p>0.814460784313726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12785457282565">
                <text:p>0.812785457282565</text:p>
              </table:table-cell>
              <table:table-cell office:value-type="float" office:value="0.71875">
                <text:p>0.71875</text:p>
              </table:table-cell>
              <table:table-cell office:value-type="float" office:value="0.876960784313726">
                <text:p>0.876960784313726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75190304855043">
                <text:p>0.875190304855043</text:p>
              </table:table-cell>
              <table:table-cell office:value-type="float" office:value="0.78125">
                <text:p>0.78125</text:p>
              </table:table-cell>
              <table:table-cell office:value-type="float" office:value="0.939460784313726">
                <text:p>0.939460784313726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16793536570029">
                <text:p>0.916793536570029</text:p>
              </table:table-cell>
              <table:table-cell office:value-type="float" office:value="0.8359375">
                <text:p>0.8359375</text:p>
              </table:table-cell>
              <table:table-cell office:value-type="float" office:value="0.970588235294118">
                <text:p>0.970588235294118</text:p>
              </table:table-cell>
              <table:table-cell office:value-type="float" office:value="0.902777777777778">
                <text:p>0.90277777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44529024380019">
                <text:p>0.944529024380019</text:p>
              </table:table-cell>
              <table:table-cell office:value-type="float" office:value="0.8828125">
                <text:p>0.8828125</text:p>
              </table:table-cell>
              <table:table-cell office:value-type="float" office:value="0.986029411764706">
                <text:p>0.986029411764706</text:p>
              </table:table-cell>
              <table:table-cell office:value-type="float" office:value="0.939236111111111">
                <text:p>0.939236111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6301934958668">
                <text:p>0.96301934958668</text:p>
              </table:table-cell>
              <table:table-cell office:value-type="float" office:value="0.921875">
                <text:p>0.921875</text:p>
              </table:table-cell>
              <table:table-cell office:value-type="float" office:value="0.993627450980392">
                <text:p>0.993627450980392</text:p>
              </table:table-cell>
              <table:table-cell office:value-type="float" office:value="0.965277777777778">
                <text:p>0.96527777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75346233057786">
                <text:p>0.975346233057786</text:p>
              </table:table-cell>
              <table:table-cell office:value-type="float" office:value="0.953125">
                <text:p>0.953125</text:p>
              </table:table-cell>
              <table:table-cell office:value-type="float" office:value="0.997303921568627">
                <text:p>0.997303921568627</text:p>
              </table:table-cell>
              <table:table-cell office:value-type="float" office:value="0.982638888888889">
                <text:p>0.98263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83564155371858">
                <text:p>0.983564155371858</text:p>
              </table:table-cell>
              <table:table-cell office:value-type="float" office:value="0.9765625">
                <text:p>0.9765625</text:p>
              </table:table-cell>
              <table:table-cell office:value-type="float" office:value="0.999019607843137">
                <text:p>0.999019607843137</text:p>
              </table:table-cell>
              <table:table-cell office:value-type="float" office:value="0.993055555555555">
                <text:p>0.993055555555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89042770247905">
                <text:p>0.989042770247905</text:p>
              </table:table-cell>
              <table:table-cell office:value-type="float" office:value="0.9921875">
                <text:p>0.9921875</text:p>
              </table:table-cell>
              <table:table-cell office:value-type="float" office:value="0.999754901960784">
                <text:p>0.999754901960784</text:p>
              </table:table-cell>
              <table:table-cell office:value-type="float" office:value="0.998263888888889">
                <text:p>0.998263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9269518016527">
                <text:p>0.992695180165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9513012011018">
                <text:p>0.995130120110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96753413406787">
                <text:p>0.9967534134067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97835608937858">
                <text:p>0.9978356089378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98557072625239">
                <text:p>0.9985570726252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99038048416826">
                <text:p>0.9990380484168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99358698944551">
                <text:p>0.9993586989445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6662391326297">
                <text:p>0.6662391326297</text:p>
              </table:table-cell>
              <table:table-cell office:value-type="float" office:value="0.875">
                <text:p>0.875</text:p>
              </table:table-cell>
              <table:table-cell office:value-type="float" office:value="0.498039215686275">
                <text:p>0.49803921568627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444159421753134">
                <text:p>0.444159421753134</text:p>
              </table:table-cell>
              <table:table-cell office:value-type="float" office:value="0.75">
                <text:p>0.75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96106281168756">
                <text:p>0.296106281168756</text:p>
              </table:table-cell>
              <table:table-cell office:value-type="float" office:value="0.625">
                <text:p>0.625</text:p>
              </table:table-cell>
              <table:table-cell office:value-type="float" office:value="0.12156862745098">
                <text:p>0.1215686274509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97404187445837">
                <text:p>0.197404187445837</text:p>
              </table:table-cell>
              <table:table-cell office:value-type="float" office:value="0.5">
                <text:p>0.5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1602791630558">
                <text:p>0.131602791630558</text:p>
              </table:table-cell>
              <table:table-cell office:value-type="float" office:value="0.375">
                <text:p>0.375</text:p>
              </table:table-cell>
              <table:table-cell office:value-type="float" office:value="0.0274509803921569">
                <text:p>0.027450980392156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87735194420372">
                <text:p>0.087735194420372</text:p>
              </table:table-cell>
              <table:table-cell office:value-type="float" office:value="0.25">
                <text:p>0.25</text:p>
              </table:table-cell>
              <table:table-cell office:value-type="float" office:value="0.0117647058823529">
                <text:p>0.011764705882352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584901296135814">
                <text:p>0.0584901296135814</text:p>
              </table:table-cell>
              <table:table-cell office:value-type="float" office:value="0.125">
                <text:p>0.125</text:p>
              </table:table-cell>
              <table:table-cell office:value-type="float" office:value="0.00392156862745098">
                <text:p>0.0039215686274509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389934197423876">
                <text:p>0.0389934197423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59956131615917">
                <text:p>0.0259956131615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73304087743945">
                <text:p>0.0173304087743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15536058495963">
                <text:p>0.0115536058495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0770240389973088">
                <text:p>0.00770240389973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513493593315392">
                <text:p>0.00513493593315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342329062210261">
                <text:p>0.00342329062210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228219374806841">
                <text:p>0.00228219374806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152146249871227">
                <text:p>0.00152146249871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101430833247485">
                <text:p>0.00101430833247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0676205554983232">
                <text:p>0.000676205554983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0450803703322155">
                <text:p>0.000450803703322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30053580221477">
                <text:p>0.00030053580221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0200357201476513">
                <text:p>0.000200357201476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0133571467651009">
                <text:p>0.000133571467651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00890476451006726">
                <text:p>0.0000890476451006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00593650967337817">
                <text:p>0.0000593650967337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000395767311558545">
                <text:p>0.0000395767311558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0263844874372363">
                <text:p>0.0000263844874372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00175896582914909">
                <text:p>0.0000175896582914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00117264388609939">
                <text:p>0.0000117264388609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000781762590732928">
                <text:p>0.00000781762590732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00521175060488618">
                <text:p>0.00000521175060488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33336807833737">
                <text:p>0.333336807833737</text:p>
              </table:table-cell>
              <table:table-cell office:value-type="float" office:value="0.125">
                <text:p>0.125</text:p>
              </table:table-cell>
              <table:table-cell office:value-type="float" office:value="0.501960784313726">
                <text:p>0.50196078431372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22224538555824">
                <text:p>0.222224538555824</text:p>
              </table:table-cell>
              <table:table-cell office:value-type="float" office:value="0.125">
                <text:p>0.125</text:p>
              </table:table-cell>
              <table:table-cell office:value-type="float" office:value="0.250980392156863">
                <text:p>0.25098039215686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4814969237055">
                <text:p>0.14814969237055</text:p>
              </table:table-cell>
              <table:table-cell office:value-type="float" office:value="0.125">
                <text:p>0.125</text:p>
              </table:table-cell>
              <table:table-cell office:value-type="float" office:value="0.125490196078431">
                <text:p>0.1254901960784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987664615803664">
                <text:p>0.0987664615803664</text:p>
              </table:table-cell>
              <table:table-cell office:value-type="float" office:value="0.125">
                <text:p>0.125</text:p>
              </table:table-cell>
              <table:table-cell office:value-type="float" office:value="0.0627450980392157">
                <text:p>0.0627450980392157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658443077202443">
                <text:p>0.0658443077202443</text:p>
              </table:table-cell>
              <table:table-cell office:value-type="float" office:value="0.125">
                <text:p>0.125</text:p>
              </table:table-cell>
              <table:table-cell office:value-type="float" office:value="0.0313725490196078">
                <text:p>0.03137254901960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438962051468295">
                <text:p>0.0438962051468295</text:p>
              </table:table-cell>
              <table:table-cell office:value-type="float" office:value="0.125">
                <text:p>0.125</text:p>
              </table:table-cell>
              <table:table-cell office:value-type="float" office:value="0.0156862745098039">
                <text:p>0.01568627450980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9264136764553">
                <text:p>0.029264136764553</text:p>
              </table:table-cell>
              <table:table-cell office:value-type="float" office:value="0.125">
                <text:p>0.125</text:p>
              </table:table-cell>
              <table:table-cell office:value-type="float" office:value="0.00784313725490196">
                <text:p>0.0078431372549019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9509424509702">
                <text:p>0.019509424509702</text:p>
              </table:table-cell>
              <table:table-cell office:value-type="float" office:value="0.125">
                <text:p>0.125</text:p>
              </table:table-cell>
              <table:table-cell office:value-type="float" office:value="0.00392156862745098">
                <text:p>0.0039215686274509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3006283006468">
                <text:p>0.013006283006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867085533764534">
                <text:p>0.00867085533764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578057022509689">
                <text:p>0.00578057022509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385371348339793">
                <text:p>0.00385371348339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0256914232226528">
                <text:p>0.00256914232226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171276154817686">
                <text:p>0.00171276154817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11418410321179">
                <text:p>0.001141841032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0761227354745269">
                <text:p>0.000761227354745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0507484903163513">
                <text:p>0.000507484903163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0338323268775675">
                <text:p>0.000338323268775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022554884585045">
                <text:p>0.00022554884585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0150365897233633">
                <text:p>0.000150365897233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0100243931489089">
                <text:p>0.000100243931489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00668292876593926">
                <text:p>0.000066829287659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00445528584395951">
                <text:p>0.0000445528584395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00297019056263967">
                <text:p>0.0000297019056263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00198012704175978">
                <text:p>0.0000198012704175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00132008469450652">
                <text:p>0.0000132008469450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000880056463004348">
                <text:p>0.00000880056463004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000586704308669565">
                <text:p>0.00000586704308669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00039113620577971">
                <text:p>0.0000039113620577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000260757470519807">
                <text:p>0.00000260757470519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000173838313679871">
                <text:p>0.00000173838313679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000115892209119914">
                <text:p>0.00000115892209119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0000772614727466094">
                <text:p>0.000000772614727466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0000515076484977396">
                <text:p>0.000000515076484977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0000343384323318264">
                <text:p>0.000000343384323318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0000228922882212176">
                <text:p>0.000000228922882212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0000152615254808117">
                <text:p>0.000000152615254808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0000101743503205412">
                <text:p>0.000000101743503205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00000678290021369411">
                <text:p>0.0000000678290021369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00000452193347579607">
                <text:p>0.0000000452193347579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000000301462231719738">
                <text:p>0.0000000301462231719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